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10000005B6F4BE5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line-height="150%" fo:text-align="center" style:justify-single-word="false"/>
      <style:text-properties style:font-name="Cambria" fo:font-weight="bold" style:font-name-asian="Cambria" style:font-weight-asian="bold" style:font-name-complex="Cambria" style:font-weight-complex="bold"/>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margin-top="0cm" fo:margin-bottom="0cm" fo:line-height="150%" fo:text-align="justify" style:justify-single-word="false" style:text-autospace="none"/>
      <style:text-properties style:font-name="Cambria" style:font-name-asian="Cambria" style:font-name-complex="Cambria"/>
    </style:style>
    <style:style style:name="P4" style:family="paragraph" style:parent-style-name="Standard">
      <style:paragraph-properties fo:margin-top="0cm" fo:margin-bottom="0cm" fo:line-height="150%" fo:text-align="justify" style:justify-single-word="false" style:text-autospace="none" style:punctuation-wrap="simple"/>
      <style:text-properties style:font-name="Cambria" style:font-name-asian="Cambria" style:font-name-complex="Cambria"/>
    </style:style>
    <style:style style:name="P5" style:family="paragraph" style:parent-style-name="Standard">
      <style:paragraph-properties fo:margin-top="0cm" fo:margin-bottom="0cm" fo:line-height="150%" fo:text-align="justify" style:justify-single-word="false"/>
      <style:text-properties style:font-name="Cambria" fo:font-weight="bold" style:font-name-asian="Cambria" style:font-weight-asian="bold" style:font-name-complex="Cambria" style:font-weight-complex="bold"/>
    </style:style>
    <style:style style:name="P6" style:family="paragraph" style:parent-style-name="Standard">
      <style:paragraph-properties fo:margin-top="0cm" fo:margin-bottom="0cm" fo:line-height="150%" fo:text-align="justify" style:justify-single-word="false" style:text-autospace="none"/>
      <style:text-properties style:font-name="Cambria" fo:font-weight="bold" style:font-name-asian="Cambria" style:font-weight-asian="bold" style:font-name-complex="Cambria" style:font-weight-complex="bold"/>
    </style:style>
    <style:style style:name="P7" style:family="paragraph" style:parent-style-name="Standard">
      <style:paragraph-properties fo:margin-top="0cm" fo:margin-bottom="0cm" fo:line-height="150%" fo:text-align="justify" style:justify-single-word="false" style:text-autospace="none"/>
    </style:style>
    <style:style style:name="P8" style:family="paragraph" style:parent-style-name="Standard">
      <style:paragraph-properties fo:margin-top="0cm" fo:margin-bottom="0cm" fo:line-height="150%" fo:text-align="justify" style:justify-single-word="false" style:text-autospace="none"/>
      <style:text-properties fo:color="#000000" style:font-name="Cambria" style:font-name-asian="Cambria" style:font-name-complex="Cambria"/>
    </style:style>
    <style:style style:name="P9" style:family="paragraph" style:parent-style-name="Standard">
      <style:paragraph-properties fo:margin-top="0cm" fo:margin-bottom="0cm" fo:line-height="150%" fo:text-align="justify" style:justify-single-word="false" style:text-autospace="none" style:punctuation-wrap="simple"/>
      <style:text-properties fo:color="#000000" style:font-name="Cambria" style:font-name-asian="Cambria" style:font-name-complex="Cambria"/>
    </style:style>
    <style:style style:name="P10" style:family="paragraph" style:parent-style-name="Standard">
      <style:paragraph-properties fo:margin-top="0cm" fo:margin-bottom="0cm" fo:line-height="150%" fo:text-align="justify" style:justify-single-word="false" style:text-autospace="none" style:punctuation-wrap="simple">
        <style:tab-stops>
          <style:tab-stop style:position="10.638cm"/>
        </style:tab-stops>
      </style:paragraph-properties>
      <style:text-properties fo:color="#000000" style:font-name="Cambria" style:font-name-asian="Cambria" style:font-name-complex="Cambria"/>
    </style:style>
    <style:style style:name="P11" style:family="paragraph" style:parent-style-name="Standard">
      <style:paragraph-properties fo:margin-top="0cm" fo:margin-bottom="0cm" fo:line-height="150%" fo:text-align="justify" style:justify-single-word="false" style:text-autospace="none"/>
      <style:text-properties fo:color="#000000" style:font-name="Cambria" fo:font-weight="bold" style:font-name-asian="Cambria" style:font-weight-asian="bold" style:font-name-complex="Cambria" style:font-weight-complex="bold"/>
    </style:style>
    <style:style style:name="P12" style:family="paragraph" style:parent-style-name="Standard">
      <style:paragraph-properties fo:margin-top="0cm" fo:margin-bottom="0cm" fo:line-height="150%" fo:text-align="justify" style:justify-single-word="false" style:text-autospace="none" style:punctuation-wrap="simple"/>
      <style:text-properties fo:color="#000000" style:font-name="Cambria" fo:font-weight="bold" style:font-name-asian="Cambria" style:font-weight-asian="bold" style:font-name-complex="Cambria" style:font-weight-complex="bold"/>
    </style:style>
    <style:style style:name="P13" style:family="paragraph" style:parent-style-name="Standard">
      <style:paragraph-properties fo:margin-top="0cm" fo:margin-bottom="0cm" fo:line-height="150%" fo:text-align="justify" style:justify-single-word="false" style:text-autospace="none"/>
      <style:text-properties fo:color="#000000" style:text-line-through-style="solid" style:font-name="Cambria" style:text-underline-mode="continuous" style:text-overline-mode="continuous" style:text-line-through-mode="continuous" style:font-name-asian="Cambria" style:font-name-complex="Cambria"/>
    </style:style>
    <style:style style:name="P14" style:family="paragraph" style:parent-style-name="Standard">
      <style:paragraph-properties fo:margin-left="0.035cm" fo:margin-right="0.423cm" fo:margin-top="0cm" fo:margin-bottom="0cm" fo:line-height="150%" fo:text-align="justify" style:justify-single-word="false" fo:text-indent="0cm" style:auto-text-indent="false" style:text-autospace="none" style:punctuation-wrap="simple">
        <style:tab-stops/>
      </style:paragraph-properties>
    </style:style>
    <style:style style:name="P15" style:family="paragraph" style:parent-style-name="Standard">
      <style:paragraph-properties fo:margin-left="7.832cm" fo:margin-right="0cm" fo:margin-top="0cm" fo:margin-bottom="0cm" fo:line-height="150%" fo:text-align="justify" style:justify-single-word="false" fo:text-indent="0cm" style:auto-text-indent="false" style:text-autospace="none">
        <style:tab-stops/>
      </style:paragraph-properties>
      <style:text-properties style:font-name="Cambria" fo:font-weight="bold" style:font-name-asian="Cambria" style:font-weight-asian="bold" style:font-name-complex="Cambria" style:font-weight-complex="bold"/>
    </style:style>
    <style:style style:name="P16" style:family="paragraph" style:parent-style-name="Standard">
      <style:paragraph-properties fo:margin-left="0cm" fo:margin-right="0.106cm" fo:margin-top="0cm" fo:margin-bottom="0cm" fo:line-height="150%" fo:text-align="justify" style:justify-single-word="false" fo:text-indent="0cm" style:auto-text-indent="false" style:text-autospace="none" style:punctuation-wrap="simple"/>
      <style:text-properties fo:color="#000000" style:font-name="Cambria" style:font-name-asian="Cambria" style:font-name-complex="Cambria"/>
    </style:style>
    <style:style style:name="P17" style:family="paragraph" style:parent-style-name="Standard">
      <style:paragraph-properties fo:margin-left="0cm" fo:margin-right="0.106cm" fo:margin-top="0cm" fo:margin-bottom="0cm" fo:line-height="150%" fo:text-align="justify" style:justify-single-word="false" fo:text-indent="0cm" style:auto-text-indent="false" style:text-autospace="none" style:punctuation-wrap="simple"/>
      <style:text-properties style:font-name="Cambria" style:font-name-asian="Cambria" style:font-name-complex="Cambria"/>
    </style:style>
    <style:style style:name="P18" style:family="paragraph" style:parent-style-name="Standard">
      <style:paragraph-properties fo:margin-left="2.54cm" fo:margin-right="0.106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19" style:family="paragraph" style:parent-style-name="Standard">
      <style:paragraph-properties fo:margin-left="0.635cm" fo:margin-right="0.106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20" style:family="paragraph" style:parent-style-name="Standard">
      <style:paragraph-properties fo:margin-left="1.27cm" fo:margin-right="0.106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21" style:family="paragraph" style:parent-style-name="Akapit_20_z_20_listą">
      <style:text-properties style:font-name="Cambria" style:font-name-asian="Cambria" style:font-name-complex="Cambria"/>
    </style:style>
    <style:style style:name="P22" style:family="paragraph" style:parent-style-name="Standard">
      <style:paragraph-properties fo:margin-left="7.798cm" fo:margin-right="0cm" fo:margin-top="0cm" fo:margin-bottom="0cm" fo:line-height="150%" fo:text-align="justify" style:justify-single-word="false" fo:text-indent="0cm" style:auto-text-indent="false" style:text-autospace="none">
        <style:tab-stops/>
      </style:paragraph-properties>
      <style:text-properties style:font-name="Cambria" fo:font-weight="bold" style:font-name-asian="Cambria" style:font-weight-asian="bold" style:font-name-complex="Cambria" style:font-weight-complex="bold"/>
    </style:style>
    <style:style style:name="P23" style:family="paragraph" style:parent-style-name="Standard">
      <style:paragraph-properties fo:margin-left="7.798cm" fo:margin-right="0cm" fo:margin-top="0cm" fo:margin-bottom="0cm" fo:line-height="150%" fo:text-align="justify" style:justify-single-word="false" fo:text-indent="0cm" style:auto-text-indent="false" style:text-autospace="none">
        <style:tab-stops/>
      </style:paragraph-properties>
      <style:text-properties fo:color="#000000" style:font-name="Cambria" fo:font-weight="bold" style:font-name-asian="Cambria" style:font-weight-asian="bold" style:font-name-complex="Cambria" style:font-weight-complex="bold"/>
    </style:style>
    <style:style style:name="P24" style:family="paragraph" style:parent-style-name="Standard">
      <style:paragraph-properties fo:margin-left="0.601cm" fo:margin-right="0.035cm" fo:margin-top="0cm" fo:margin-bottom="0cm" fo:line-height="150%" fo:text-align="justify" style:justify-single-word="false" fo:text-indent="0.637cm" style:auto-text-indent="false" style:text-autospace="none" style:punctuation-wrap="simple">
        <style:tab-stops/>
      </style:paragraph-properties>
      <style:text-properties fo:color="#000000" style:font-name="Cambria" style:font-name-asian="Cambria" style:font-name-complex="Cambria"/>
    </style:style>
    <style:style style:name="P25" style:family="paragraph" style:parent-style-name="Standard">
      <style:paragraph-properties fo:margin-left="1.238cm" fo:margin-right="0.106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26" style:family="paragraph" style:parent-style-name="Standard">
      <style:paragraph-properties fo:margin-left="0.601cm" fo:margin-right="0cm" fo:margin-top="0cm" fo:margin-bottom="0cm" fo:line-height="150%" fo:text-align="justify" style:justify-single-word="false" fo:text-indent="0cm" style:auto-text-indent="false" style:text-autospace="none">
        <style:tab-stops/>
      </style:paragraph-properties>
      <style:text-properties fo:color="#000000" style:font-name="Cambria" style:font-name-asian="Cambria" style:font-name-complex="Cambria"/>
    </style:style>
    <style:style style:name="P27" style:family="paragraph" style:parent-style-name="Standard">
      <style:paragraph-properties fo:margin-left="0.601cm" fo:margin-right="0cm" fo:margin-top="0cm" fo:margin-bottom="0cm" fo:line-height="150%" fo:text-align="justify" style:justify-single-word="false" fo:text-indent="0cm" style:auto-text-indent="false" style:text-autospace="none">
        <style:tab-stops>
          <style:tab-stop style:position="5.643cm"/>
        </style:tab-stops>
      </style:paragraph-properties>
      <style:text-properties fo:color="#000000" style:font-name="Cambria" style:font-name-asian="Cambria" style:font-name-complex="Cambria"/>
    </style:style>
    <style:style style:name="P28" style:family="paragraph" style:parent-style-name="Standard">
      <style:paragraph-properties fo:margin-left="0.669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29" style:family="paragraph" style:parent-style-name="Standard">
      <style:paragraph-properties fo:margin-left="0.669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30" style:family="paragraph" style:parent-style-name="Standard">
      <style:paragraph-properties fo:margin-left="0.381cm" fo:margin-right="0cm" fo:margin-top="0cm" fo:margin-bottom="0cm" fo:line-height="150%" fo:text-align="justify" style:justify-single-word="false" fo:text-indent="0cm" style:auto-text-indent="false" style:text-autospace="none">
        <style:tab-stops/>
      </style:paragraph-properties>
      <style:text-properties style:font-name="Cambria" style:font-name-asian="Cambria" style:font-name-complex="Cambria"/>
    </style:style>
    <style:style style:name="P31" style:family="paragraph" style:parent-style-name="Standard">
      <style:paragraph-properties fo:margin-left="0.381cm" fo:margin-right="0cm" fo:margin-top="0cm" fo:margin-bottom="0cm" fo:line-height="150%" fo:text-align="justify" style:justify-single-word="false" fo:text-indent="0cm" style:auto-text-indent="false" style:text-autospace="none">
        <style:tab-stops/>
      </style:paragraph-properties>
      <style:text-properties fo:color="#000000" style:font-name="Cambria" style:font-name-asian="Cambria" style:font-name-complex="Cambria"/>
    </style:style>
    <style:style style:name="P32" style:family="paragraph" style:parent-style-name="Standard">
      <style:paragraph-properties fo:margin-left="0cm" fo:margin-right="0.035cm" fo:margin-top="0cm" fo:margin-bottom="0cm" fo:line-height="150%" fo:text-align="justify" style:justify-single-word="false" fo:text-indent="0cm" style:auto-text-indent="false" style:text-autospace="none" style:punctuation-wrap="simple"/>
      <style:text-properties fo:color="#000000" style:font-name="Cambria" style:font-name-asian="Cambria" style:font-name-complex="Cambria"/>
    </style:style>
    <style:style style:name="P33" style:family="paragraph" style:parent-style-name="Standard">
      <style:paragraph-properties fo:margin-left="0cm" fo:margin-right="0.035cm" fo:margin-top="0cm" fo:margin-bottom="0cm" fo:line-height="150%" fo:text-align="justify" style:justify-single-word="false" fo:text-indent="0cm" style:auto-text-indent="false" style:text-autospace="none" style:punctuation-wrap="simple">
        <style:tab-stops>
          <style:tab-stop style:position="13.889cm"/>
        </style:tab-stops>
      </style:paragraph-properties>
      <style:text-properties fo:color="#000000" style:font-name="Cambria" style:font-name-asian="Cambria" style:font-name-complex="Cambria"/>
    </style:style>
    <style:style style:name="P34" style:family="paragraph" style:parent-style-name="Standard">
      <style:paragraph-properties fo:margin-left="0cm" fo:margin-right="0.035cm" fo:margin-top="0cm" fo:margin-bottom="0cm" fo:line-height="150%" fo:text-align="justify" style:justify-single-word="false" fo:text-indent="0cm" style:auto-text-indent="false" style:text-autospace="none" style:punctuation-wrap="simple"/>
      <style:text-properties style:font-name="Cambria" style:font-name-asian="Cambria" style:font-name-complex="Cambria"/>
    </style:style>
    <style:style style:name="P35" style:family="paragraph" style:parent-style-name="Standard">
      <style:paragraph-properties fo:margin-left="0cm" fo:margin-right="0.035cm" fo:margin-top="0cm" fo:margin-bottom="0cm" fo:line-height="150%" fo:text-align="justify" style:justify-single-word="false" fo:text-indent="0cm" style:auto-text-indent="false" style:text-autospace="none" style:punctuation-wrap="simple"/>
      <style:text-properties style:font-name="Cambria" fo:font-weight="bold" style:font-name-asian="Cambria" style:font-weight-asian="bold" style:font-name-complex="Cambria" style:font-weight-complex="bold"/>
    </style:style>
    <style:style style:name="P36" style:family="paragraph" style:parent-style-name="Standard">
      <style:paragraph-properties fo:margin-left="7.796cm" fo:margin-right="0cm" fo:margin-top="0cm" fo:margin-bottom="0cm" fo:line-height="150%" fo:text-align="justify" style:justify-single-word="false" fo:text-indent="0cm" style:auto-text-indent="false" style:text-autospace="none">
        <style:tab-stops/>
      </style:paragraph-properties>
      <style:text-properties fo:color="#000000" style:font-name="Cambria" fo:font-weight="bold" style:font-name-asian="Cambria" style:font-weight-asian="bold" style:font-name-complex="Cambria" style:font-weight-complex="bold"/>
    </style:style>
    <style:style style:name="P37" style:family="paragraph" style:parent-style-name="Standard">
      <style:paragraph-properties fo:margin-left="7.62cm" fo:margin-right="0cm" fo:margin-top="0cm" fo:margin-bottom="0cm" fo:line-height="150%" fo:text-align="justify" style:justify-single-word="false" fo:text-indent="1.27cm" style:auto-text-indent="false" style:text-autospace="none">
        <style:tab-stops/>
      </style:paragraph-properties>
      <style:text-properties fo:color="#000000" style:font-name="Cambria" fo:font-weight="bold" style:font-name-asian="Cambria" style:font-weight-asian="bold" style:font-name-complex="Cambria" style:font-weight-complex="bold"/>
    </style:style>
    <style:style style:name="P38" style:family="paragraph" style:parent-style-name="Standard">
      <style:paragraph-properties fo:margin-left="0.6cm" fo:margin-right="0.035cm" fo:margin-top="0cm" fo:margin-bottom="0cm" fo:line-height="150%" fo:text-align="justify" style:justify-single-word="false" fo:text-indent="0cm" style:auto-text-indent="false" style:text-autospace="none" style:punctuation-wrap="simple">
        <style:tab-stops/>
      </style:paragraph-properties>
      <style:text-properties fo:color="#ff0000" style:font-name="Cambria" style:font-name-asian="Cambria" style:font-name-complex="Cambria"/>
    </style:style>
    <style:style style:name="P39" style:family="paragraph" style:parent-style-name="Standard">
      <style:paragraph-properties fo:margin-left="0.6cm" fo:margin-right="0cm" fo:margin-top="0cm" fo:margin-bottom="0cm" fo:line-height="150%" fo:text-align="justify" style:justify-single-word="false" fo:text-indent="0cm" style:auto-text-indent="false" style:text-autospace="none" style:punctuation-wrap="simple">
        <style:tab-stops>
          <style:tab-stop style:position="10.038cm"/>
        </style:tab-stops>
      </style:paragraph-properties>
      <style:text-properties fo:color="#000000" style:font-name="Cambria" style:font-name-asian="Cambria" style:font-name-complex="Cambria"/>
    </style:style>
    <style:style style:name="P40" style:family="paragraph" style:parent-style-name="Standard">
      <style:paragraph-properties fo:margin-left="0.007cm" fo:margin-right="0cm" fo:margin-top="0cm" fo:margin-bottom="0cm" fo:line-height="150%" fo:text-align="justify" style:justify-single-word="false" fo:text-indent="0.628cm" style:auto-text-indent="false" style:text-autospace="none" style:punctuation-wrap="simple">
        <style:tab-stops/>
      </style:paragraph-properties>
      <style:text-properties fo:color="#000000" style:font-name="Cambria" style:font-name-asian="Cambria" style:font-name-complex="Cambria"/>
    </style:style>
    <style:style style:name="P41" style:family="paragraph" style:parent-style-name="Standard">
      <style:paragraph-properties fo:margin-left="0.635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42" style:family="paragraph" style:parent-style-name="Standard">
      <style:paragraph-properties fo:margin-left="0.635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43" style:family="paragraph" style:parent-style-name="Akapit_20_z_20_listą">
      <style:paragraph-properties fo:margin-left="0cm" fo:margin-right="0cm" fo:text-indent="0cm" style:auto-text-indent="false">
        <style:tab-stops/>
      </style:paragraph-properties>
      <style:text-properties style:font-name="Cambria" style:font-name-asian="Cambria" style:font-name-complex="Cambria"/>
    </style:style>
    <style:style style:name="P44" style:family="paragraph" style:parent-style-name="Standard">
      <style:paragraph-properties fo:margin-left="0.616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45" style:family="paragraph" style:parent-style-name="Standard">
      <style:paragraph-properties fo:margin-left="7.761cm" fo:margin-right="0cm" fo:margin-top="0cm" fo:margin-bottom="0cm" fo:line-height="150%" fo:text-align="justify" style:justify-single-word="false" fo:text-indent="0cm" style:auto-text-indent="false" style:text-autospace="none">
        <style:tab-stops/>
      </style:paragraph-properties>
    </style:style>
    <style:style style:name="P46" style:family="paragraph" style:parent-style-name="Standard">
      <style:paragraph-properties fo:margin-left="0.75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47" style:family="paragraph" style:parent-style-name="Standard">
      <style:paragraph-properties fo:margin-left="0.004cm" fo:margin-right="0cm" fo:margin-top="0cm" fo:margin-bottom="0cm" fo:line-height="150%" fo:text-align="justify" style:justify-single-word="false" fo:text-indent="0cm" style:auto-text-indent="false" style:text-autospace="none">
        <style:tab-stops/>
      </style:paragraph-properties>
      <style:text-properties style:font-name="Cambria" style:font-name-asian="Cambria" style:font-name-complex="Cambria"/>
    </style:style>
    <style:style style:name="P48" style:family="paragraph" style:parent-style-name="Standard">
      <style:paragraph-properties fo:margin-left="1.27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49" style:family="paragraph" style:parent-style-name="Standard">
      <style:paragraph-properties fo:margin-left="7.692cm" fo:margin-right="0cm" fo:margin-top="0cm" fo:margin-bottom="0cm" fo:line-height="150%" fo:text-align="justify" style:justify-single-word="false" fo:text-indent="0cm" style:auto-text-indent="false" style:text-autospace="none">
        <style:tab-stops/>
      </style:paragraph-properties>
    </style:style>
    <style:style style:name="P50" style:family="paragraph" style:parent-style-name="Standard">
      <style:paragraph-properties fo:margin-left="7.692cm" fo:margin-right="0cm" fo:margin-top="0cm" fo:margin-bottom="0cm" fo:line-height="150%" fo:text-align="justify" style:justify-single-word="false" fo:text-indent="0cm" style:auto-text-indent="false" style:text-autospace="none">
        <style:tab-stops/>
      </style:paragraph-properties>
      <style:text-properties style:font-name="Cambria" fo:font-weight="bold" style:font-name-asian="Cambria" style:font-weight-asian="bold" style:font-name-complex="Cambria" style:font-weight-complex="bold"/>
    </style:style>
    <style:style style:name="P51" style:family="paragraph" style:parent-style-name="Standard">
      <style:paragraph-properties fo:margin-left="7.692cm" fo:margin-right="0cm" fo:margin-top="0cm" fo:margin-bottom="0cm" fo:line-height="150%" fo:text-align="justify" style:justify-single-word="false" fo:text-indent="0cm" style:auto-text-indent="false" style:text-autospace="none">
        <style:tab-stops/>
      </style:paragraph-properties>
      <style:text-properties style:font-name="Cambria" style:font-name-asian="Cambria" style:font-name-complex="Cambria"/>
    </style:style>
    <style:style style:name="P52" style:family="paragraph" style:parent-style-name="Standard">
      <style:paragraph-properties fo:margin-left="0.637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53" style:family="paragraph" style:parent-style-name="Standard">
      <style:paragraph-properties fo:margin-left="7.659cm" fo:margin-right="0cm" fo:margin-top="0cm" fo:margin-bottom="0cm" fo:line-height="150%" fo:text-align="justify" style:justify-single-word="false" fo:text-indent="0cm" style:auto-text-indent="false" style:text-autospace="none">
        <style:tab-stops/>
      </style:paragraph-properties>
    </style:style>
    <style:style style:name="P54" style:family="paragraph" style:parent-style-name="Standard">
      <style:paragraph-properties fo:margin-left="7.691cm" fo:margin-right="0cm" fo:margin-top="0cm" fo:margin-bottom="0cm" fo:line-height="150%" fo:text-align="justify" style:justify-single-word="false" fo:text-indent="0cm" style:auto-text-indent="false" style:text-autospace="none">
        <style:tab-stops/>
      </style:paragraph-properties>
    </style:style>
    <style:style style:name="P55" style:family="paragraph" style:parent-style-name="Standard">
      <style:paragraph-properties fo:margin-left="0.709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fo:font-weight="bold" style:font-name-asian="Cambria" style:font-weight-asian="bold" style:font-name-complex="Cambria" style:font-weight-complex="bold"/>
    </style:style>
    <style:style style:name="P56" style:family="paragraph" style:parent-style-name="Standard">
      <style:paragraph-properties fo:margin-left="0.002cm" fo:margin-right="0cm" fo:margin-top="0cm" fo:margin-bottom="0cm" fo:line-height="150%" fo:text-align="justify" style:justify-single-word="false" fo:text-indent="0cm" style:auto-text-indent="false" style:text-autospace="none">
        <style:tab-stops/>
      </style:paragraph-properties>
      <style:text-properties style:font-name="Cambria" style:font-name-asian="Cambria" style:font-name-complex="Cambria"/>
    </style:style>
    <style:style style:name="P57" style:family="paragraph" style:parent-style-name="Standard">
      <style:paragraph-properties fo:margin-left="0.002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58" style:family="paragraph" style:parent-style-name="Standard">
      <style:paragraph-properties fo:margin-left="0.637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59" style:family="paragraph" style:parent-style-name="Standard">
      <style:paragraph-properties fo:margin-left="7.657cm" fo:margin-right="0cm" fo:margin-top="0cm" fo:margin-bottom="0cm" fo:line-height="150%" fo:text-align="justify" style:justify-single-word="false" fo:text-indent="0cm" style:auto-text-indent="false" style:text-autospace="none">
        <style:tab-stops/>
      </style:paragraph-properties>
    </style:style>
    <style:style style:name="P60" style:family="paragraph" style:parent-style-name="Standard">
      <style:paragraph-properties fo:margin-left="3.318cm" fo:margin-right="0cm" fo:margin-top="0cm" fo:margin-bottom="0cm" fo:line-height="150%" fo:text-align="justify" style:justify-single-word="false" fo:text-indent="0cm" style:auto-text-indent="false" style:text-autospace="none">
        <style:tab-stops>
          <style:tab-stop style:position="6.809cm"/>
        </style:tab-stops>
      </style:paragraph-properties>
      <style:text-properties style:font-name="Cambria" style:font-name-asian="Cambria" style:font-name-complex="Cambria"/>
    </style:style>
    <style:style style:name="P61" style:family="paragraph" style:parent-style-name="Standard">
      <style:paragraph-properties fo:margin-left="0.002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62" style:family="paragraph" style:parent-style-name="Standard">
      <style:paragraph-properties fo:margin-left="1.341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63" style:family="paragraph" style:parent-style-name="Standard" style:master-page-name="MP0">
      <style:paragraph-properties fo:line-height="150%" fo:text-align="center" style:justify-single-word="false" style:page-number="auto" fo:break-before="page"/>
    </style:style>
    <style:style style:name="P64" style:family="paragraph" style:parent-style-name="Standard" style:list-style-name="RTF_5f_Num_20_2">
      <style:paragraph-properties fo:margin-left="0cm" fo:margin-right="0.106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65" style:family="paragraph" style:parent-style-name="Standard" style:list-style-name="RTF_5f_Num_20_2">
      <style:paragraph-properties fo:margin-left="0cm" fo:margin-right="0.106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66" style:family="paragraph" style:parent-style-name="Standard" style:list-style-name="RTF_5f_Num_20_26">
      <style:paragraph-properties fo:margin-left="0.601cm" fo:margin-right="0.035cm" fo:margin-top="0cm" fo:margin-bottom="0cm" fo:line-height="150%" fo:text-align="justify" style:justify-single-word="false" fo:text-indent="0cm" style:auto-text-indent="false" style:text-autospace="none" style:punctuation-wrap="simple">
        <style:tab-stops>
          <style:tab-stop style:position="0.669cm"/>
        </style:tab-stops>
      </style:paragraph-properties>
    </style:style>
    <style:style style:name="P67" style:family="paragraph" style:parent-style-name="Standard" style:list-style-name="RTF_5f_Num_20_26">
      <style:paragraph-properties fo:margin-left="0.601cm" fo:margin-right="0.035cm" fo:margin-top="0cm" fo:margin-bottom="0cm" fo:line-height="150%" fo:text-align="justify" style:justify-single-word="false" fo:text-indent="0cm" style:auto-text-indent="false" style:text-autospace="none" style:punctuation-wrap="simple">
        <style:tab-stops>
          <style:tab-stop style:position="0.035cm"/>
        </style:tab-stops>
      </style:paragraph-properties>
      <style:text-properties fo:color="#000000" style:font-name="Cambria" style:font-name-asian="Cambria" style:font-name-complex="Cambria"/>
    </style:style>
    <style:style style:name="P68" style:family="paragraph" style:parent-style-name="Standard" style:list-style-name="RTF_5f_Num_20_10">
      <style:paragraph-properties fo:margin-left="0.423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69" style:family="paragraph" style:parent-style-name="Standard" style:list-style-name="RTF_5f_Num_20_10">
      <style:paragraph-properties fo:margin-left="0.423cm" fo:margin-right="0cm" fo:margin-top="0cm" fo:margin-bottom="0cm" fo:line-height="150%" fo:text-align="justify" style:justify-single-word="false" fo:text-indent="0cm" style:auto-text-indent="false" style:text-autospace="none" style:punctuation-wrap="simple">
        <style:tab-stops>
          <style:tab-stop style:position="0.213cm"/>
        </style:tab-stops>
      </style:paragraph-properties>
    </style:style>
    <style:style style:name="P70" style:family="paragraph" style:parent-style-name="Standard" style:list-style-name="RTF_5f_Num_20_10">
      <style:paragraph-properties fo:margin-left="0.423cm" fo:margin-right="0cm" fo:margin-top="0cm" fo:margin-bottom="0cm" fo:line-height="150%" fo:text-align="justify" style:justify-single-word="false" fo:text-indent="0cm" style:auto-text-indent="false" style:text-autospace="none" style:punctuation-wrap="simple">
        <style:tab-stops>
          <style:tab-stop style:position="0.213cm"/>
        </style:tab-stops>
      </style:paragraph-properties>
      <style:text-properties fo:color="#000000" style:font-name="Cambria" style:font-name-asian="Cambria" style:font-name-complex="Cambria"/>
    </style:style>
    <style:style style:name="P71" style:family="paragraph" style:parent-style-name="Standard" style:list-style-name="RTF_5f_Num_20_10">
      <style:paragraph-properties fo:margin-left="0.423cm" fo:margin-right="0.035cm" fo:margin-top="0cm" fo:margin-bottom="0cm" fo:line-height="150%" fo:text-align="justify" style:justify-single-word="false" fo:text-indent="0cm" style:auto-text-indent="false" style:text-autospace="none" style:punctuation-wrap="simple">
        <style:tab-stops>
          <style:tab-stop style:position="0.268cm"/>
        </style:tab-stops>
      </style:paragraph-properties>
      <style:text-properties fo:color="#000000" style:font-name="Cambria" style:font-name-asian="Cambria" style:font-name-complex="Cambria"/>
    </style:style>
    <style:style style:name="P72" style:family="paragraph" style:parent-style-name="Standard" style:list-style-name="RTF_5f_Num_20_10">
      <style:paragraph-properties fo:margin-left="0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73" style:family="paragraph" style:parent-style-name="Standard" style:list-style-name="RTF_5f_Num_20_32">
      <style:paragraph-properties fo:margin-left="0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74" style:family="paragraph" style:parent-style-name="Standard" style:list-style-name="RTF_5f_Num_20_34">
      <style:paragraph-properties fo:margin-left="0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75" style:family="paragraph" style:parent-style-name="Standard" style:list-style-name="RTF_5f_Num_20_24">
      <style:paragraph-properties fo:margin-left="0cm" fo:margin-right="0.035cm" fo:margin-top="0cm" fo:margin-bottom="0cm" fo:line-height="150%" fo:text-align="justify" style:justify-single-word="false" fo:text-indent="0cm" style:auto-text-indent="false" style:text-autospace="none" style:punctuation-wrap="simple">
        <style:tab-stops>
          <style:tab-stop style:position="0.637cm"/>
        </style:tab-stops>
      </style:paragraph-properties>
      <style:text-properties fo:color="#000000" style:font-name="Cambria" style:font-name-asian="Cambria" style:font-name-complex="Cambria"/>
    </style:style>
    <style:style style:name="P76" style:family="paragraph" style:parent-style-name="Standard" style:list-style-name="RTF_5f_Num_20_3">
      <style:paragraph-properties fo:margin-left="0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77" style:family="paragraph" style:parent-style-name="Standard" style:list-style-name="RTF_5f_Num_20_11">
      <style:paragraph-properties fo:margin-left="0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78" style:family="paragraph" style:parent-style-name="Standard" style:list-style-name="RTF_5f_Num_20_28">
      <style:paragraph-properties fo:margin-left="0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79" style:family="paragraph" style:parent-style-name="Standard" style:list-style-name="RTF_5f_Num_20_30">
      <style:paragraph-properties fo:margin-left="0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80" style:family="paragraph" style:parent-style-name="Standard" style:list-style-name="RTF_5f_Num_20_16">
      <style:paragraph-properties fo:margin-left="0cm" fo:margin-right="0.035cm" fo:margin-top="0cm" fo:margin-bottom="0cm" fo:line-height="150%" fo:text-align="justify" style:justify-single-word="false" fo:text-indent="0cm" style:auto-text-indent="false" style:text-autospace="none" style:punctuation-wrap="simple">
        <style:tab-stops>
          <style:tab-stop style:position="0.635cm"/>
        </style:tab-stops>
      </style:paragraph-properties>
      <style:text-properties style:font-name="Cambria" style:font-name-asian="Cambria" style:font-name-complex="Cambria"/>
    </style:style>
    <style:style style:name="P81" style:family="paragraph" style:parent-style-name="Standard" style:list-style-name="RTF_5f_Num_20_5">
      <style:paragraph-properties fo:margin-left="0.041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82" style:family="paragraph" style:parent-style-name="Standard" style:list-style-name="RTF_5f_Num_20_5">
      <style:paragraph-properties fo:margin-left="0.041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83" style:family="paragraph" style:parent-style-name="Standard" style:list-style-name="RTF_5f_Num_20_6">
      <style:paragraph-properties fo:margin-left="0.049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84" style:family="paragraph" style:parent-style-name="Standard" style:list-style-name="RTF_5f_Num_20_6">
      <style:paragraph-properties fo:margin-left="0.785cm" fo:margin-right="0cm" fo:margin-top="0cm" fo:margin-bottom="0cm" fo:line-height="150%" fo:text-align="justify" style:justify-single-word="false" fo:text-indent="0cm" style:auto-text-indent="false" style:text-autospace="none" style:punctuation-wrap="simple">
        <style:tab-stops>
          <style:tab-stop style:position="0.473cm"/>
        </style:tab-stops>
      </style:paragraph-properties>
      <style:text-properties fo:color="#000000" style:font-name="Cambria" style:font-name-asian="Cambria" style:font-name-complex="Cambria"/>
    </style:style>
    <style:style style:name="P85" style:family="paragraph" style:parent-style-name="Standard" style:list-style-name="RTF_5f_Num_20_6">
      <style:paragraph-properties fo:margin-left="0.785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86" style:family="paragraph" style:parent-style-name="Standard" style:list-style-name="RTF_5f_Num_20_6">
      <style:paragraph-properties fo:margin-left="0.785cm" fo:margin-right="0.035cm" fo:margin-top="0cm" fo:margin-bottom="0cm" fo:line-height="150%" fo:text-align="justify" style:justify-single-word="false" fo:text-indent="0cm" style:auto-text-indent="false" style:text-autospace="none" style:punctuation-wrap="simple">
        <style:tab-stops>
          <style:tab-stop style:position="0.473cm"/>
        </style:tab-stops>
      </style:paragraph-properties>
      <style:text-properties fo:color="#000000" style:font-name="Cambria" style:font-name-asian="Cambria" style:font-name-complex="Cambria"/>
    </style:style>
    <style:style style:name="P87" style:family="paragraph" style:parent-style-name="Standard" style:list-style-name="RTF_5f_Num_20_6">
      <style:paragraph-properties fo:margin-left="0.633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88" style:family="paragraph" style:parent-style-name="Standard" style:list-style-name="RTF_5f_Num_20_6">
      <style:paragraph-properties fo:margin-left="0.6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89" style:family="paragraph" style:parent-style-name="Standard" style:list-style-name="RTF_5f_Num_20_6">
      <style:paragraph-properties fo:margin-left="0.6cm" fo:margin-right="0.035cm" fo:margin-top="0cm" fo:margin-bottom="0cm" fo:line-height="150%" fo:text-align="justify" style:justify-single-word="false" fo:text-indent="0cm" style:auto-text-indent="false" style:text-autospace="none" style:punctuation-wrap="simple">
        <style:tab-stops/>
      </style:paragraph-properties>
    </style:style>
    <style:style style:name="P90" style:family="paragraph" style:parent-style-name="Standard" style:list-style-name="RTF_5f_Num_20_6">
      <style:paragraph-properties fo:margin-left="0.6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91" style:family="paragraph" style:parent-style-name="Standard" style:list-style-name="RTF_5f_Num_20_6">
      <style:paragraph-properties fo:margin-left="0.6cm" fo:margin-right="0cm" fo:margin-top="0cm" fo:margin-bottom="0cm" fo:line-height="150%" fo:text-align="justify" style:justify-single-word="false" fo:text-indent="0cm" style:auto-text-indent="false" style:text-autospace="none" style:punctuation-wrap="simple">
        <style:tab-stops>
          <style:tab-stop style:position="0.651cm"/>
        </style:tab-stops>
      </style:paragraph-properties>
      <style:text-properties fo:color="#000000" style:font-name="Cambria" style:font-name-asian="Cambria" style:font-name-complex="Cambria"/>
    </style:style>
    <style:style style:name="P92" style:family="paragraph" style:parent-style-name="Standard" style:list-style-name="RTF_5f_Num_20_25">
      <style:paragraph-properties fo:margin-left="0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93" style:family="paragraph" style:parent-style-name="Standard" style:list-style-name="RTF_5f_Num_20_3">
      <style:paragraph-properties fo:margin-left="0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94" style:family="paragraph" style:parent-style-name="Standard" style:list-style-name="RTF_5f_Num_20_11">
      <style:paragraph-properties fo:margin-left="0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95" style:family="paragraph" style:parent-style-name="Standard" style:list-style-name="RTF_5f_Num_20_35">
      <style:paragraph-properties fo:margin-left="0cm" fo:margin-right="0cm" fo:margin-top="0cm" fo:margin-bottom="0cm" fo:line-height="150%" fo:text-align="justify" style:justify-single-word="false" fo:text-indent="0cm" style:auto-text-indent="false">
        <style:tab-stops/>
      </style:paragraph-properties>
      <style:text-properties style:font-name="Cambria" style:font-name-asian="Cambria" style:font-name-complex="Cambria"/>
    </style:style>
    <style:style style:name="P96" style:family="paragraph" style:parent-style-name="Standard" style:list-style-name="RTF_5f_Num_20_16">
      <style:paragraph-properties fo:margin-left="0cm" fo:margin-right="0cm" fo:margin-top="0cm" fo:margin-bottom="0cm" fo:line-height="150%" fo:text-align="justify" style:justify-single-word="false" fo:text-indent="0cm" style:auto-text-indent="false" style:text-autospace="none" style:punctuation-wrap="simple">
        <style:tab-stops>
          <style:tab-stop style:position="0.635cm"/>
        </style:tab-stops>
      </style:paragraph-properties>
      <style:text-properties style:font-name="Cambria" style:font-name-asian="Cambria" style:font-name-complex="Cambria"/>
    </style:style>
    <style:style style:name="P97" style:family="paragraph" style:parent-style-name="Standard" style:list-style-name="RTF_5f_Num_20_27">
      <style:paragraph-properties fo:margin-left="0.021cm" fo:margin-right="0.035cm" fo:margin-top="0cm" fo:margin-bottom="0cm" fo:line-height="150%" fo:text-align="justify" style:justify-single-word="false" fo:text-indent="0cm" style:auto-text-indent="false" style:text-autospace="none" style:punctuation-wrap="simple">
        <style:tab-stops>
          <style:tab-stop style:position="0.607cm"/>
        </style:tab-stops>
      </style:paragraph-properties>
      <style:text-properties fo:color="#000000" style:font-name="Cambria" style:font-name-asian="Cambria" style:font-name-complex="Cambria"/>
    </style:style>
    <style:style style:name="P98" style:family="paragraph" style:parent-style-name="Standard" style:list-style-name="RTF_5f_Num_20_29">
      <style:paragraph-properties fo:margin-left="0.034cm" fo:margin-right="0cm" fo:margin-top="0cm" fo:margin-bottom="0cm" fo:line-height="150%" fo:text-align="justify" style:justify-single-word="false" fo:text-indent="0cm" style:auto-text-indent="false" style:text-autospace="none" style:punctuation-wrap="simple">
        <style:tab-stops>
          <style:tab-stop style:position="0.718cm"/>
        </style:tab-stops>
      </style:paragraph-properties>
      <style:text-properties fo:color="#000000" style:font-name="Cambria" style:font-name-asian="Cambria" style:font-name-complex="Cambria"/>
    </style:style>
    <style:style style:name="P99" style:family="paragraph" style:parent-style-name="Standard" style:list-style-name="RTF_5f_Num_20_3">
      <style:paragraph-properties fo:margin-left="0.034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100" style:family="paragraph" style:parent-style-name="Standard" style:list-style-name="RTF_5f_Num_20_29">
      <style:paragraph-properties fo:margin-left="0.034cm" fo:margin-right="0.035cm" fo:margin-top="0cm" fo:margin-bottom="0cm" fo:line-height="150%" fo:text-align="justify" style:justify-single-word="false" fo:text-indent="0cm" style:auto-text-indent="false" style:text-autospace="none" style:punctuation-wrap="simple">
        <style:tab-stops>
          <style:tab-stop style:position="0.718cm"/>
        </style:tab-stops>
      </style:paragraph-properties>
      <style:text-properties fo:color="#000000" style:font-name="Cambria" style:font-name-asian="Cambria" style:font-name-complex="Cambria"/>
    </style:style>
    <style:style style:name="P101" style:family="paragraph" style:parent-style-name="Standard" style:list-style-name="RTF_5f_Num_20_3">
      <style:paragraph-properties fo:margin-left="0.034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102" style:family="paragraph" style:parent-style-name="Standard" style:list-style-name="RTF_5f_Num_20_19">
      <style:paragraph-properties fo:margin-left="0.034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103" style:family="paragraph" style:parent-style-name="Standard" style:list-style-name="RTF_5f_Num_20_9">
      <style:paragraph-properties fo:margin-left="0.071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104" style:family="paragraph" style:parent-style-name="Standard" style:list-style-name="RTF_5f_Num_20_4">
      <style:paragraph-properties fo:margin-left="0.787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105" style:family="paragraph" style:parent-style-name="Standard" style:list-style-name="RTF_5f_Num_20_4">
      <style:paragraph-properties fo:margin-left="0.787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106" style:family="paragraph" style:parent-style-name="Standard" style:list-style-name="RTF_5f_Num_20_4">
      <style:paragraph-properties fo:margin-left="0.82cm" fo:margin-right="0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107" style:family="paragraph" style:parent-style-name="Standard" style:list-style-name="RTF_5f_Num_20_15">
      <style:paragraph-properties fo:margin-left="0.032cm" fo:margin-right="0cm" fo:margin-top="0cm" fo:margin-bottom="0cm" fo:line-height="150%" fo:text-align="justify" style:justify-single-word="false" fo:text-indent="0cm" style:auto-text-indent="false" style:text-autospace="none" style:punctuation-wrap="simple">
        <style:tab-stops/>
      </style:paragraph-properties>
    </style:style>
    <style:style style:name="P108" style:family="paragraph" style:parent-style-name="Standard" style:list-style-name="RTF_5f_Num_20_22">
      <style:paragraph-properties fo:margin-left="0.032cm" fo:margin-right="0cm" fo:margin-top="0cm" fo:margin-bottom="0cm" fo:line-height="150%" fo:text-align="justify" style:justify-single-word="false" fo:text-indent="0cm" style:auto-text-indent="false" style:text-autospace="none" style:punctuation-wrap="simple">
        <style:tab-stops/>
      </style:paragraph-properties>
    </style:style>
    <style:style style:name="P109" style:family="paragraph" style:parent-style-name="Standard" style:list-style-name="RTF_5f_Num_20_15">
      <style:paragraph-properties fo:margin-left="0.032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110" style:family="paragraph" style:parent-style-name="Standard" style:list-style-name="RTF_5f_Num_20_23">
      <style:paragraph-properties fo:margin-left="0.032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111" style:family="paragraph" style:parent-style-name="Standard" style:list-style-name="RTF_5f_Num_20_15">
      <style:paragraph-properties fo:margin-left="0.032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112" style:family="paragraph" style:parent-style-name="Standard" style:list-style-name="RTF_5f_Num_20_22">
      <style:paragraph-properties fo:margin-left="0.032cm" fo:margin-right="0.035cm" fo:margin-top="0cm" fo:margin-bottom="0cm" fo:line-height="150%" fo:text-align="justify" style:justify-single-word="false" fo:text-indent="0cm" style:auto-text-indent="false" style:text-autospace="none" style:punctuation-wrap="simple">
        <style:tab-stops/>
      </style:paragraph-properties>
    </style:style>
    <style:style style:name="P113" style:family="paragraph" style:parent-style-name="Standard" style:list-style-name="RTF_5f_Num_20_22">
      <style:paragraph-properties fo:margin-left="0.032cm" fo:margin-right="0.035cm" fo:margin-top="0cm" fo:margin-bottom="0cm" fo:line-height="150%" fo:text-align="justify" style:justify-single-word="false" fo:text-indent="0cm" style:auto-text-indent="false" style:text-autospace="none" style:punctuation-wrap="simple">
        <style:tab-stops/>
      </style:paragraph-properties>
      <style:text-properties fo:color="#000000" style:font-name="Cambria" style:font-name-asian="Cambria" style:font-name-complex="Cambria"/>
    </style:style>
    <style:style style:name="P114" style:family="paragraph" style:parent-style-name="Standard" style:list-style-name="RTF_5f_Num_20_23">
      <style:paragraph-properties fo:margin-left="0.633cm" fo:margin-right="0.035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115" style:family="paragraph" style:parent-style-name="Standard" style:list-style-name="RTF_5f_Num_20_11">
      <style:paragraph-properties fo:margin-left="0.753cm" fo:margin-right="0.035cm" fo:margin-top="0cm" fo:margin-bottom="0cm" fo:line-height="150%" fo:text-align="justify" style:justify-single-word="false" fo:text-indent="0cm" style:auto-text-indent="false" style:text-autospace="none" style:punctuation-wrap="simple">
        <style:tab-stops>
          <style:tab-stop style:position="0.473cm"/>
        </style:tab-stops>
      </style:paragraph-properties>
      <style:text-properties style:font-name="Cambria" style:font-name-asian="Cambria" style:font-name-complex="Cambria"/>
    </style:style>
    <style:style style:name="P116" style:family="paragraph" style:parent-style-name="Standard" style:list-style-name="RTF_5f_Num_20_11">
      <style:paragraph-properties fo:margin-left="0.753cm" fo:margin-right="0.035cm" fo:margin-top="0cm" fo:margin-bottom="0cm" fo:line-height="150%" fo:text-align="justify" style:justify-single-word="false" fo:text-indent="0cm" style:auto-text-indent="false" style:text-autospace="none" style:punctuation-wrap="simple">
        <style:tab-stops>
          <style:tab-stop style:position="0.473cm"/>
        </style:tab-stops>
      </style:paragraph-properties>
    </style:style>
    <style:style style:name="P117" style:family="paragraph" style:parent-style-name="Standard" style:list-style-name="RTF_5f_Num_20_11">
      <style:paragraph-properties fo:margin-left="0.753cm" fo:margin-right="0cm" fo:margin-top="0cm" fo:margin-bottom="0cm" fo:line-height="150%" fo:text-align="justify" style:justify-single-word="false" fo:text-indent="0cm" style:auto-text-indent="false" style:text-autospace="none" style:punctuation-wrap="simple">
        <style:tab-stops/>
      </style:paragraph-properties>
      <style:text-properties style:font-name="Cambria" style:font-name-asian="Cambria" style:font-name-complex="Cambria"/>
    </style:style>
    <style:style style:name="P118" style:family="paragraph" style:parent-style-name="Standard" style:list-style-name="RTF_5f_Num_20_11">
      <style:paragraph-properties fo:margin-left="0.753cm" fo:margin-right="0cm" fo:margin-top="0cm" fo:margin-bottom="0cm" fo:line-height="150%" fo:text-align="justify" style:justify-single-word="false" fo:text-indent="0cm" style:auto-text-indent="false" style:text-autospace="none" style:punctuation-wrap="simple">
        <style:tab-stops>
          <style:tab-stop style:position="0.473cm"/>
        </style:tab-stops>
      </style:paragraph-properties>
      <style:text-properties style:font-name="Cambria" style:font-name-asian="Cambria" style:font-name-complex="Cambria"/>
    </style:style>
    <style:style style:name="P119" style:family="paragraph" style:parent-style-name="Standard" style:list-style-name="RTF_5f_Num_20_20">
      <style:paragraph-properties fo:margin-left="7.655cm" fo:margin-right="0cm" fo:margin-top="0cm" fo:margin-bottom="0cm" fo:line-height="150%" fo:text-align="justify" style:justify-single-word="false" fo:text-indent="0cm" style:auto-text-indent="false" style:text-autospace="none" style:punctuation-wrap="simple">
        <style:tab-stops>
          <style:tab-stop style:position="0.482cm"/>
        </style:tab-stops>
      </style:paragraph-properties>
      <style:text-properties style:font-name="Cambria" fo:font-weight="bold" style:font-name-asian="Cambria" style:font-weight-asian="bold" style:font-name-complex="Cambria" style:font-weight-complex="bold"/>
    </style:style>
    <style:style style:name="P120" style:family="paragraph" style:parent-style-name="Bez_20_odstępów" style:list-style-name="RTF_5f_Num_20_33">
      <style:paragraph-properties fo:margin-left="0cm" fo:margin-right="0cm" fo:line-height="150%" fo:text-align="justify" style:justify-single-word="false" fo:text-indent="0cm" style:auto-text-indent="false">
        <style:tab-stops/>
      </style:paragraph-properties>
    </style:style>
    <style:style style:name="T1" style:family="text">
      <style:text-properties style:font-name="Cambria" fo:font-weight="bold" style:font-name-asian="Cambria" style:font-weight-asian="bold" style:font-name-complex="Cambria" style:language-complex="ar" style:country-complex="SA" style:font-weight-complex="bold"/>
    </style:style>
    <style:style style:name="T2" style:family="text">
      <style:text-properties style:font-name="Cambria" fo:font-weight="bold" style:font-name-asian="Cambria" style:font-weight-asian="bold" style:font-name-complex="Cambria" style:font-weight-complex="bold"/>
    </style:style>
    <style:style style:name="T3" style:family="text">
      <style:text-properties style:font-name="Cambria" style:font-name-asian="Cambria" style:font-name-complex="Cambria"/>
    </style:style>
    <style:style style:name="T4" style:family="text">
      <style:text-properties style:font-name="Cambria" fo:font-style="italic" style:font-name-asian="Cambria" style:font-style-asian="italic" style:font-name-complex="Cambria" style:font-style-complex="italic"/>
    </style:style>
    <style:style style:name="T5" style:family="text">
      <style:text-properties fo:color="#000000" style:font-name="Cambria" style:font-name-asian="Cambria" style:font-name-complex="Cambria"/>
    </style:style>
    <style:style style:name="T6" style:family="text">
      <style:text-properties fo:color="#000000" style:font-name="Cambria" fo:font-style="italic" style:font-name-asian="Cambria" style:font-style-asian="italic" style:font-name-complex="Cambria" style:font-style-complex="italic"/>
    </style:style>
    <style:style style:name="T7" style:family="text">
      <style:text-properties fo:color="#000000" style:font-name="Cambria" fo:font-weight="bold" style:font-name-asian="Cambria" style:font-weight-asian="bold" style:font-name-complex="Cambria"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Obraz 1" text:anchor-type="paragraph" svg:x="-0.122cm" svg:y="-1.152cm" svg:width="16.004cm" style:rel-width="scale" svg:height="1.542cm" style:rel-height="scale" draw:z-index="0"><draw:image xlink:href="Pictures/10000201000003B10000005B6F4BE50D.png" xlink:type="simple" xlink:show="embed" xlink:actuate="onLoad"/></draw:frame><text:span text:style-name="Domyślna_20_czcionka_20_akapitu"><text:span text:style-name="T1"/></text:span></text:p>
      <text:p text:style-name="P1"/>
      <text:p text:style-name="P2"><text:span text:style-name="Domyślna_20_czcionka_20_akapitu"><text:span text:style-name="T2">UMOWA</text:span></text:span><text:span text:style-name="Domyślna_20_czcionka_20_akapitu"><text:span text:style-name="T3"> </text:span></text:span><text:span text:style-name="Domyślna_20_czcionka_20_akapitu"><text:span text:style-name="T2">o roboty budowlane</text:span></text:span></text:p>
      <text:p text:style-name="P3"/>
      <text:p text:style-name="P3">zawarta w …….. dnia . . . . . …… . r., pomiędzy:</text:p>
      <text:p text:style-name="P3"/>
      <text:p text:style-name="P5">Krzysztofem Bujakiem, prowadzącym działalność gospodarczą pod firmą Bujak Krzysztof – Zakład Wielobranżowy Drukarnia „MULTICOLOR”, ul. Siemieńskiego 18, 37 – 500 Jarosław, NIP 7921215880, REGON 650221433 zwanym dalej Zamawiającym</text:p>
      <text:p text:style-name="P7"><text:span text:style-name="Domyślna_20_czcionka_20_akapitu"><text:span text:style-name="T3">a ………………………………………………………………………………………………</text:span></text:span><text:span text:style-name="Domyślna_20_czcionka_20_akapitu"><text:span text:style-name="T3"> </text:span></text:span><text:span text:style-name="Domyślna_20_czcionka_20_akapitu"><text:span text:style-name="T3">zwanym dalej </text:span></text:span><text:span text:style-name="Domyślna_20_czcionka_20_akapitu"><text:span text:style-name="T2">Wykonawcą</text:span></text:span></text:p>
      <text:p text:style-name="P14"><text:span text:style-name="Domyślna_20_czcionka_20_akapitu"><text:span text:style-name="T2">zwanymi dalej łącznie Stronami</text:span></text:span><text:span text:style-name="Domyślna_20_czcionka_20_akapitu"><text:span text:style-name="T3"> w wyniku wyboru oferty w postępowaniu ofertowym o <text:s/>następującej treści :</text:span></text:span></text:p>
      <text:p text:style-name="P3"/>
      <text:p text:style-name="P15">§1</text:p>
      <text:list xml:id="list6313661882854970271" text:style-name="RTF_5f_Num_20_2">
        <text:list-item text:start-value="1">
          <text:p text:style-name="P64"><text:s/>Zamawiający zleca a Wykonawca przyjmuje do realizacji „Budowę hali produkcyjnej dla nowego zakładu”</text:p>
        </text:list-item>
      </text:list>
      <text:p text:style-name="P18">a) etap 1: „Wykonanie części konstrukcyjno – budowlanej”;</text:p>
      <text:p text:style-name="P18">b) etap 2: „Wykonanie instalacji sanitarnej”</text:p>
      <text:p text:style-name="P18">c) etap 3: „Wykonanie instalacji elektrycznej”</text:p>
      <text:p text:style-name="P19"><text:s/>w ramach planowanego do realizacji projektu pn. „Budowa nowego zakładu do produkcji etykiet wielowarstwowych”, realizowanego w ramach Programu Operacyjnego Województwa Podkarpackiego na lata 2014 – 2020, Oś priorytetowa: I Konkurencyjna i innowacyjna gospodarka, Działanie: 1.4 Wsparcie MŚP, Poddziałanie: 1.4.1 Dotacje bezpośrednie, Wniosek o dofinansowanie Projektu nr: RPPK.01.04.01-18-0397/16 z dnia 29 kwietnia <text:s/>2016 r. zgodnie ze złożoną ofertą w postępowaniu ofertowym, a także zgodnie z otrzymanym od Zamawiającego projektem budowlanym, decyzją pozwolenia na budowę nr ………….z dnia ……….. 2016 roku wydaną przez …………………. oraz sztuką budowlaną.</text:p>
      <text:p text:style-name="P20"/>
      <text:list xml:id="list36536716" text:continue-numbering="true" text:style-name="RTF_5f_Num_20_2">
        <text:list-item>
          <text:p text:style-name="P65">Zakres robót obejmuje również wykonanie przez Wykonawcę wszelkich prac związanych z wymogami BHP, organizacją i realizacją umowy bez zakłóceń.</text:p>
        </text:list-item>
      </text:list>
      <text:p text:style-name="P21"/>
      <text:list xml:id="list36539622" text:continue-numbering="true" text:style-name="RTF_5f_Num_20_2">
        <text:list-item>
          <text:p text:style-name="P65">Wykonawca oświadcza, że przed złożeniem oferty Zamawiającemu zapoznał się z wszystkimi warunkami, które są niezbędne do prawidłowego wykonania przez niego przedmiotu umowy bez konieczności ponoszenia przez Zamawiającego jakichkolwiek dodatkowych kosztów.</text:p>
        </text:list-item>
      </text:list>
      <text:p text:style-name="P21"/>
      <text:list xml:id="list36541544" text:continue-numbering="true" text:style-name="RTF_5f_Num_20_2">
        <text:list-item>
          <text:p text:style-name="P65"><text:soft-page-break/>Zamawiający zastrzega sobie prawo do wprowadzenia zmian w dokumentacji projektowej.</text:p>
        </text:list-item>
      </text:list>
      <text:p text:style-name="P21"/>
      <text:list xml:id="list36540963" text:continue-numbering="true" text:style-name="RTF_5f_Num_20_2">
        <text:list-item>
          <text:p text:style-name="P65">Zamawiający zastrzega sobie prawo do rezygnacji z określonego zakresu robót, bez odszkodowania dla Wykonawcy lub wprowadzenia robót zamiennych, za powiadomieniem Wykonawcy złożonym z odpowiednim wyprzedzeniem, w formie pisemnej pod rygorem nieważności.</text:p>
        </text:list-item>
      </text:list>
      <text:p text:style-name="P17"/>
      <text:list xml:id="list36530525" text:continue-numbering="true" text:style-name="RTF_5f_Num_20_2">
        <text:list-item>
          <text:p text:style-name="P64">Zamawiający zastrzega sobie prawo odstąpienia od umowy w przedmiocie realizacji etapu 2: „Wykonanie instalacji sanitarnej” oraz etapu 3: „Wykonanie instalacji elektrycznej” <text:s/>w przypadku nieuzyskania dofinasowania realizacji projektu pn. „Budowa nowego zakładu do produkcji etykiet wielowarstwowych”, realizowanego w ramach Programu Operacyjnego Województwa Podkarpackiego na lata 2014 – 2020, Oś priorytetowa: I Konkurencyjna i innowacyjna gospodarka, Działanie: 1.4 Wsparcie MŚP, Poddziałanie: 1.4.1 Dotacje bezpośrednie, Wniosek o dofinansowanie Projektu nr: RPP.01.04.01-18-0397/16 z dnia 29 kwietnia <text:s/>2016 r. - bez odszkodowania dla Wykonawcy. Oświadczenie o odstąpieniu zostanie złożone Wykonawcy przez Zamawiającego w formie pisemnej nie później niż 1 miesiąc przed datą rozpoczęcia realizacji robót objętych etapem 2 lub etapem 3, określoną w § 4 ust. 3 i 4. <text:s text:c="2"/></text:p>
        </text:list-item>
      </text:list>
      <text:p text:style-name="P21"/>
      <text:list xml:id="list36539100" text:continue-numbering="true" text:style-name="RTF_5f_Num_20_2">
        <text:list-item>
          <text:p text:style-name="P65"><text:s/>Decyzja administracyjna- <text:s text:c="2"/>pozwolenie na budowę, dokumentacja projektowa (projekt budowlany, specyfikacja techniczna wykonania i odbioru robót budowlanych, przedmiar robót), <text:s/>dokumentacja postępowania ofertowego w tym oferta złożona przez Wykonawcę wraz z załącznikami oraz zawiadomienie o wyborze Wykonawcy, stanowią załączniki do niniejszej umowy.</text:p>
        </text:list-item>
      </text:list>
      <text:p text:style-name="P17"/>
      <text:p text:style-name="P22">§2</text:p>
      <text:list xml:id="list4946010584425682142" text:style-name="RTF_5f_Num_20_26">
        <text:list-item text:start-value="1">
          <text:p text:style-name="P66"><text:span text:style-name="Domyślna_20_czcionka_20_akapitu"><text:span text:style-name="T3">Wynagrodzenie ryczałtowe Wykonawcy za wykonanie przedmiotu umowy, ustalone na podstawie wybranej, zgodnie z zapytaniem ofertowym, oferty wynosi netto </text:span></text:span><text:span text:style-name="Domyślna_20_czcionka_20_akapitu"><text:span text:style-name="T2">............................</text:span></text:span><text:span text:style-name="Domyślna_20_czcionka_20_akapitu"><text:span text:style-name="T3"> </text:span></text:span><text:span text:style-name="Domyślna_20_czcionka_20_akapitu"><text:span text:style-name="T5">zł (słownie: .................................................</text:span></text:span><text:span text:style-name="Domyślna_20_czcionka_20_akapitu"><text:span text:style-name="T5">........................... złotych),</text:span></text:span></text:p>
        </text:list-item>
      </text:list>
      <text:p text:style-name="P24">w tym:</text:p>
      <text:p text:style-name="P25">a) wynagrodzenie za wykonanie etapu 1: „Wykonanie części konstrukcyjno – budowlanej” wynosi netto……zł (słownie:………..złotych);</text:p>
      <text:p text:style-name="P25">b) wynagrodzenie za wykonanie etapu 2: „Wykonanie instalacji sanitarnej” wynosi netto ….zł (słownie:……złotych);</text:p>
      <text:p text:style-name="P25">c) wynagrodzenie za wykonanie etap 3: „Wykonanie instalacji elektrycznej” wynosi netto ….zł (słownie:……….złotych).</text:p>
      <text:p text:style-name="P26"><text:soft-page-break/></text:p>
      <text:list xml:id="list36546437" text:continue-numbering="true" text:style-name="RTF_5f_Num_20_26">
        <text:list-item>
          <text:p text:style-name="P67">Do wynagrodzenia, o którym mowa w ust. 1 doliczony zostanie podatek VAT zgodnie z obowiązującymi przepisami prawa.</text:p>
        </text:list-item>
      </text:list>
      <text:p text:style-name="P27"><text:tab/></text:p>
      <text:list xml:id="list36547081" text:continue-numbering="true" text:style-name="RTF_5f_Num_20_26">
        <text:list-item>
          <text:p text:style-name="P67">Ustalone w tej formie wynagrodzenie Wykonawcy jest niezmienne do czasu zakończenia realizacji inwestycji i odbioru robót.</text:p>
        </text:list-item>
      </text:list>
      <text:p text:style-name="P28"/>
      <text:p text:style-name="P22">§3</text:p>
      <text:list xml:id="list1179678182076159145" text:style-name="RTF_5f_Num_20_10">
        <text:list-item text:start-value="1">
          <text:p text:style-name="P68">Strony zastrzegają, że roboty budowlane, o których mowa w § 1 ust. 1 umowy Wykonawca wykona z materiałów własnych, przy czym materiały te muszą posiadać wymagane atesty i certyfikaty.</text:p>
        </text:list-item>
      </text:list>
      <text:p text:style-name="P30"/>
      <text:list xml:id="list36554038" text:continue-numbering="true" text:style-name="RTF_5f_Num_20_10">
        <text:list-item>
          <text:p text:style-name="P69"><text:span text:style-name="Domyślna_20_czcionka_20_akapitu"><text:span text:style-name="T3">Strony dopuszczają możliwość wykonania części robót budowlanych w sposób odmienny od przewidzianego w dokumentacji technicznej z zastrzeżeniem, że dokonane zmiany nie wpłyną na pogorszenie </text:span></text:span><text:span text:style-name="Domyślna_20_czcionka_20_akapitu"><text:span text:style-name="T3">parametrów technicznych wykonywanych obiektów oraz na wysokość wynagrodzenia Wykonawcy. Warunkiem wykonania części robót budowlanych w sposób </text:span></text:span><text:span text:style-name="Domyślna_20_czcionka_20_akapitu"><text:span text:style-name="T5">odmienny od przewidzianego w dokumentacji technicznej jest uprzednie uzyskanie przez Wykonawcę w formie pisemnej z</text:span></text:span><text:span text:style-name="Domyślna_20_czcionka_20_akapitu"><text:span text:style-name="T5">gody autora projektu budowlanego, inspektora nadzoru oraz Zamawiającego na wykonanie części robót budowlanych w sposób odmienny od przewidzianego w dokumentacji technicznej.</text:span></text:span></text:p>
        </text:list-item>
      </text:list>
      <text:p text:style-name="P31"/>
      <text:list xml:id="list36554486" text:continue-numbering="true" text:style-name="RTF_5f_Num_20_10">
        <text:list-item>
          <text:p text:style-name="P70">Wykonawca może zlecić wykonanie części robót budowlanych związanych z wykonaniem przedmiotu umowy innemu podmiotowi, tj. podwykonawcy. Za działanie lub zaniechanie Podwykonawcy Wykonawca ponosi pełną odpowiedzialność jak za własne działanie lub zaniechanie.</text:p>
        </text:list-item>
      </text:list>
      <text:p text:style-name="P31"/>
      <text:list xml:id="list36525453" text:continue-numbering="true" text:style-name="RTF_5f_Num_20_10">
        <text:list-item>
          <text:p text:style-name="P71">Umowa z Podwykonawcą nie zgłoszonym w ofercie przetargowej może być zawarta przez Wykonawcę pod warunkiem, że Wykonawca przedstawi projekt umowy z Podwykonawcą. Na zawarcie umowy z Podwykonawcą, Wykonawca musi mieć zgodę Inwestora na piśmie. Brak sprzeciwu lub zastrzeżeń Inwestora w terminie 14 dni od przedstawienia przez Wykonawcę w/w projektu umowy, oznacza jego akceptację.</text:p>
        </text:list-item>
      </text:list>
      <text:p text:style-name="P8"/>
      <text:list xml:id="list36537646" text:continue-numbering="true" text:style-name="RTF_5f_Num_20_10">
        <text:list-item>
          <text:p text:style-name="P72">W przypadku wystawienia faktury obejmującej roboty wykonane przez Podwykonawców, Wykonawca dołączy do faktury oświadczenie podwykonawcy o otrzymaniu zapłaty za wykonane roboty budowlane.</text:p>
        </text:list-item>
      </text:list>
      <text:p text:style-name="P32"/>
      <text:list xml:id="list5300578621383400798" text:style-name="RTF_5f_Num_20_24">
        <text:list-item text:start-value="6">
          <text:p text:style-name="P75"><text:soft-page-break/>W przypadku braku oświadczenia Podwykonawcy o otrzymaniu zapłaty, Inwestor uprawniony jest do wstrzymania wypłaty należnego Wykonawcy wynagrodzenia, bez ujemnych konsekwencji dla Inwestora, do czasu przedłożenia oświadczenia podwykonawcy o otrzymaniu zapłaty lub do przelania na rzecz podwykonawcy kwoty pieniężnej wynikającą z zaakceptowanej umowy i proporcjonalnego pomniejszenia wynagrodzenia na rzecz Wykonawcy.</text:p>
        </text:list-item>
      </text:list>
      <text:p text:style-name="P29"/>
      <text:list xml:id="list1760796743265565416" text:style-name="RTF_5f_Num_20_32">
        <text:list-item text:start-value="6">
          <text:p text:style-name="P73">Zapisy ust. 4 - 6 odnoszą się odpowiednio również do zatrudnienia dalszych Podwykonawców przez Podwykonawcę.</text:p>
        </text:list-item>
      </text:list>
      <text:p text:style-name="P32"/>
      <text:p text:style-name="P23"/>
      <text:p text:style-name="P23">§4</text:p>
      <text:list xml:id="list8085435201906045437" text:style-name="RTF_5f_Num_20_34">
        <text:list-item text:start-value="1">
          <text:p text:style-name="P74">Wykonawca zobowiązuje się wykonać roboty budowlane, o których mowa w § 1 ust. 1 pkt a - c <text:s/>umowy w terminie do dnia ………………. roku.</text:p>
        </text:list-item>
        <text:list-item>
          <text:p text:style-name="P74">Realizacja robót objętych etapem 1: „Wykonanie części konstrukcyjno – budowlanej” rozpocznie się w terminie……od dnia podpisania niniejszej umowy. Zakończenie robót objętych etapem 1 „Wykonanie części konstrukcyjno – budowlanej” nastąpi najpóźniej w dniu……….</text:p>
        </text:list-item>
        <text:list-item>
          <text:p text:style-name="P74">Realizacja robót objętych etapem 2: „Wykonanie instalacji sanitarnej” rozpocznie się w terminie do dnia……. Zakończenie robót objętych etapem 2: „Wykonanie instalacji sanitarnej” <text:s/>nastąpi najpóźniej w dniu……….</text:p>
        </text:list-item>
        <text:list-item>
          <text:p text:style-name="P74">Realizacja robót objętych etapem 3: „Wykonanie instalacji elektrycznej” rozpocznie się w terminie do dnia……. Zakończenie robót objętych etapem 3: Wykonanie instalacji elektrycznej <text:s/>nastąpi najpóźniej w dniu……….</text:p>
        </text:list-item>
      </text:list>
      <text:p text:style-name="P11"/>
      <text:p text:style-name="P36">§5</text:p>
      <text:list xml:id="list7361087261973841182" text:style-name="RTF_5f_Num_20_5">
        <text:list-item text:start-value="1">
          <text:p text:style-name="P81">Wykonawca zobowiązuje się do realizacji inwestycji zgodnie z dostarczoną kompletną dokumentacją projektową opracowaną dla potrzeb niniejszego zadania, zaleceniami nadzoru autorskiego, obowiązującymi warunkami technicznymi wykonania i odbiorów robót, aktualnie obowiązującymi normami państwowymi i branżowymi, przepisami dozoru technicznego, polskim prawem budowlanym wraz z aktami wykonawczymi do niego, innymi obowiązującymi przepisami i sztuką budowlaną.</text:p>
        </text:list-item>
      </text:list>
      <text:p text:style-name="P8"/>
      <text:list xml:id="list36527949" text:continue-numbering="true" text:style-name="RTF_5f_Num_20_5">
        <text:list-item>
          <text:p text:style-name="P82">Inwestor dostarczy Wykonawcy pełną dokumentację techniczną związaną z wykonaniem robót budowlanych, o których mowa w § 1 ust. 1 umowy w dniu podpisania niniejszej umowy.</text:p>
        </text:list-item>
      </text:list>
      <text:p text:style-name="P32"/>
      <text:p text:style-name="P37"><text:bookmark text:name="page2"/><text:soft-page-break/>§6</text:p>
      <text:p text:style-name="P8">Do obowiązków:</text:p>
      <text:p text:style-name="P8"/>
      <text:list xml:id="list6181350257177372945" text:style-name="RTF_5f_Num_20_6">
        <text:list-item text:start-value="1">
          <text:p text:style-name="P83">Zamawiającego należy:</text:p>
        </text:list-item>
      </text:list>
      <text:p text:style-name="P8"/>
      <text:list xml:id="list36529250" text:continue-numbering="true" text:style-name="RTF_5f_Num_20_6">
        <text:list-item>
          <text:list>
            <text:list-item>
              <text:list>
                <text:list-item>
                  <text:list>
                    <text:list-item>
                      <text:p text:style-name="P84">Przekazanie Wykonawcy placu budowy, dokumentacji projektowej, dziennika budowy i pozwolenia na budowę w terminie do ….. dni od dnia zawarcia umowy;</text:p>
                    </text:list-item>
                  </text:list>
                </text:list-item>
              </text:list>
            </text:list-item>
          </text:list>
        </text:list-item>
      </text:list>
      <text:p text:style-name="P8"/>
      <text:list xml:id="list36532105" text:continue-numbering="true" text:style-name="RTF_5f_Num_20_6">
        <text:list-item>
          <text:list>
            <text:list-item>
              <text:list>
                <text:list-item>
                  <text:list>
                    <text:list-item>
                      <text:p text:style-name="P85">zapewnienie nadzoru autorskiego;</text:p>
                    </text:list-item>
                  </text:list>
                </text:list-item>
              </text:list>
            </text:list-item>
          </text:list>
        </text:list-item>
      </text:list>
      <text:p text:style-name="P8"/>
      <text:list xml:id="list36552909" text:continue-numbering="true" text:style-name="RTF_5f_Num_20_6">
        <text:list-item>
          <text:list>
            <text:list-item>
              <text:list>
                <text:list-item>
                  <text:list>
                    <text:list-item>
                      <text:p text:style-name="P86">dokonanie czynności odbioru końcowego inwestycji lub jej odpowiedniej części w przypadku zaniechania dalszej jej realizacji przez Inwestora.</text:p>
                    </text:list-item>
                  </text:list>
                </text:list-item>
              </text:list>
            </text:list-item>
          </text:list>
        </text:list-item>
      </text:list>
      <text:p text:style-name="P8"/>
      <text:list xml:id="list36531974" text:continue-numbering="true" text:style-name="RTF_5f_Num_20_6">
        <text:list-item>
          <text:list>
            <text:list-item>
              <text:list>
                <text:list-item>
                  <text:p text:style-name="P87">zapewnienie dostępu do mediów (energia elektryczna, woda, kanalizacja), przy czym rozliczenia za zużyte media do celów budowy prowadzone będą na podstawie wskazań opomiarowania zamontowanego przez Wykonawcę własnym staraniem i na swój koszt dokonywane będą przez Wykonawcę na podstawie podpisanych przez Zamawiającego umów z dostawcami mediów.</text:p>
                </text:list-item>
              </text:list>
            </text:list-item>
          </text:list>
        </text:list-item>
      </text:list>
      <text:p text:style-name="P8"/>
      <text:list xml:id="list36523962" text:continue-numbering="true" text:style-name="RTF_5f_Num_20_6">
        <text:list-item>
          <text:p text:style-name="P83">Wykonawcy należy:</text:p>
        </text:list-item>
      </text:list>
      <text:p text:style-name="P8"/>
      <text:list xml:id="list36550449" text:continue-numbering="true" text:style-name="RTF_5f_Num_20_6">
        <text:list-item>
          <text:list>
            <text:list-item>
              <text:p text:style-name="P88">dostarczenie w terminie do ….. dni od zawarcia niniejszej umowy Planu Bezpieczeństwa i Ochrony Zdrowia;</text:p>
            </text:list-item>
          </text:list>
        </text:list-item>
      </text:list>
      <text:p text:style-name="P8"/>
      <text:list xml:id="list36552965" text:continue-numbering="true" text:style-name="RTF_5f_Num_20_6">
        <text:list-item>
          <text:list>
            <text:list-item>
              <text:p text:style-name="P90">zorganizowanie na swój koszt placu budowy, w tym wykonanie dróg i komunikacji (tymczasowej organizacji ruchu) ogrodzeń, instalacji i punktów poboru wody i energii elektrycznej dla potrzeb budowy, zabudowań prowizorycznych i wszystkich innych czynności niezbędnych do właściwego wykonania prac. Wykonawca jest zobowiązany zabezpieczyć obsługę geodezyjną. Wykonawca ponosi pełną odpowiedzialność za teren budowy od chwili przejęcia placu budowy;</text:p>
            </text:list-item>
          </text:list>
        </text:list-item>
      </text:list>
      <text:p text:style-name="P8"/>
      <text:list xml:id="list36539407" text:continue-numbering="true" text:style-name="RTF_5f_Num_20_6">
        <text:list-item>
          <text:list>
            <text:list-item>
              <text:p text:style-name="P89"><text:span text:style-name="Domyślna_20_czcionka_20_akapitu"><text:span text:style-name="T5">powiadomienie inspektora nadzoru, że każda partia wyrobów przeznaczonych do wbudo</text:span></text:span><text:span text:style-name="Domyślna_20_czcionka_20_akapitu"><text:span text:style-name="T5">wania odpowiada wymogom art.10 ustawy </text:span></text:span><text:span text:style-name="Domyślna_20_czcionka_20_akapitu"><text:span text:style-name="T6">Prawo </text:span></text:span><text:soft-page-break/><text:span text:style-name="Domyślna_20_czcionka_20_akapitu"><text:span text:style-name="T6">budowlane;</text:span></text:span></text:p>
            </text:list-item>
          </text:list>
        </text:list-item>
      </text:list>
      <text:p text:style-name="P8"/>
      <text:list xml:id="list36550096" text:continue-numbering="true" text:style-name="RTF_5f_Num_20_6">
        <text:list-item>
          <text:list>
            <text:list-item>
              <text:p text:style-name="P90">dostarczenie na dzień odbioru zadania inwestycyjnego atestów, świadectw jakości, certyfikatów, deklaracje zgodności z Polską Normą lub z normami obowiązującymi we Wspólnocie Europejskiej, gwarancji na zainstalowane urządzenia oraz pozostałych dokumentów niezbędnych przy dokonywaniu odbioru;</text:p>
            </text:list-item>
          </text:list>
        </text:list-item>
      </text:list>
      <text:p text:style-name="P9"/>
      <text:list xml:id="list36539046" text:continue-numbering="true" text:style-name="RTF_5f_Num_20_6">
        <text:list-item>
          <text:list>
            <text:list-item>
              <text:p text:style-name="P90">ponoszenie odpowiedzialności za szkody powstałe w związku z prowadzonymi robotami zgodnie z przepisami kodeksu cywilnego;</text:p>
            </text:list-item>
          </text:list>
        </text:list-item>
      </text:list>
      <text:p text:style-name="P9"/>
      <text:list xml:id="list36535751" text:continue-numbering="true" text:style-name="RTF_5f_Num_20_6">
        <text:list-item>
          <text:list>
            <text:list-item>
              <text:p text:style-name="P90">wykonanie inwentaryzacji powykonawczej po zakończeniu robót w 4 egz. oraz zapewnienie obsługi geodezyjnej do realizacji przedmiotu umowy i pokrycie kosztów obsługi geodezyjnej;</text:p>
            </text:list-item>
          </text:list>
        </text:list-item>
      </text:list>
      <text:p text:style-name="P9"/>
      <text:list xml:id="list36525993" text:continue-numbering="true" text:style-name="RTF_5f_Num_20_6">
        <text:list-item>
          <text:list>
            <text:list-item>
              <text:p text:style-name="P90">usuwanie wszelkich wad z należytą starannością i zgodnie z postanowieniami umowy;</text:p>
            </text:list-item>
          </text:list>
        </text:list-item>
      </text:list>
      <text:p text:style-name="P9"/>
      <text:list xml:id="list36525994" text:continue-numbering="true" text:style-name="RTF_5f_Num_20_6">
        <text:list-item>
          <text:list>
            <text:list-item>
              <text:p text:style-name="P90">ustanowienie Kierownika Budowy, posiadającego, wymagane kwalifikacje oraz uprawnienia budowlane w specjalności konstrukcyjno-budowlanej, posiadającego aktualne zaświadczenie o przynależności do właściwej izby samorządu zawodowego oraz decyzję o wpisie do centralnego rejestru, o którym mowa w art. 88a ust. 1 pkt 3, lit a Prawa budowlanego (o ile dotyczy).</text:p>
            </text:list-item>
          </text:list>
        </text:list-item>
      </text:list>
      <text:p text:style-name="P7"><text:span text:style-name="Domyślna_20_czcionka_20_akapitu"><text:span text:style-name="T5">Kierownikiem budowy ze strony Wykonawcy będzie </text:span></text:span><text:span text:style-name="Domyślna_20_czcionka_20_akapitu"><text:span text:style-name="T7">...................................................</text:span></text:span><text:span text:style-name="Domyślna_20_czcionka_20_akapitu"><text:span text:style-name="T5">,</text:span></text:span></text:p>
      <text:p text:style-name="P8">nr upr. bud. ………………..., nr ewid. PIIB ……………………………….. .</text:p>
      <text:p text:style-name="P8"/>
      <text:list xml:id="list36534372" text:continue-numbering="true" text:style-name="RTF_5f_Num_20_6">
        <text:list-item>
          <text:list>
            <text:list-item>
              <text:p text:style-name="P91">prowadzenie Dziennika Budowy i udostępniania go osobom uprawnionym celem dokonywania wpisów i potwierdzeń;</text:p>
            </text:list-item>
          </text:list>
        </text:list-item>
      </text:list>
      <text:p text:style-name="P39"/>
      <text:list xml:id="list36542194" text:continue-numbering="true" text:style-name="RTF_5f_Num_20_6">
        <text:list-item>
          <text:list>
            <text:list-item>
              <text:p text:style-name="P91">zgłaszanie obiektów i robót do odbioru;</text:p>
            </text:list-item>
          </text:list>
        </text:list-item>
      </text:list>
      <text:p text:style-name="P10"/>
      <text:list xml:id="list36524100" text:continue-numbering="true" text:style-name="RTF_5f_Num_20_6">
        <text:list-item>
          <text:list>
            <text:list-item>
              <text:p text:style-name="P91">przestrzeganie przepisów bhp i ppoż;</text:p>
            </text:list-item>
          </text:list>
        </text:list-item>
      </text:list>
      <text:p text:style-name="P10"/>
      <text:list xml:id="list36528075" text:continue-numbering="true" text:style-name="RTF_5f_Num_20_6">
        <text:list-item>
          <text:list>
            <text:list-item>
              <text:p text:style-name="P91">zapewnienie właściwego, uprawnionego i wykwalifikowanego personelu do wykonania przedmiotu niniejszej umowy;</text:p>
            </text:list-item>
          </text:list>
        </text:list-item>
      </text:list>
      <text:p text:style-name="P10"/>
      <text:list xml:id="list36523890" text:continue-numbering="true" text:style-name="RTF_5f_Num_20_6">
        <text:list-item>
          <text:list>
            <text:list-item>
              <text:p text:style-name="P91">zapewnienie sprzętu spełniającego wymagania norm technicznych;</text:p>
            </text:list-item>
          </text:list>
        </text:list-item>
      </text:list>
      <text:p text:style-name="P10"><text:soft-page-break/></text:p>
      <text:list xml:id="list36533180" text:continue-numbering="true" text:style-name="RTF_5f_Num_20_6">
        <text:list-item>
          <text:list>
            <text:list-item>
              <text:p text:style-name="P91">utrzymanie porządku na placu budowy w czasie realizacji prac;</text:p>
            </text:list-item>
          </text:list>
        </text:list-item>
      </text:list>
      <text:p text:style-name="P10"/>
      <text:list xml:id="list36537167" text:continue-numbering="true" text:style-name="RTF_5f_Num_20_6">
        <text:list-item>
          <text:list>
            <text:list-item>
              <text:p text:style-name="P91">bezzwłoczne usuwanie ewentualnych szkód powstałych w trakcie wykonywania prac;</text:p>
            </text:list-item>
          </text:list>
        </text:list-item>
      </text:list>
      <text:p text:style-name="P10"/>
      <text:list xml:id="list36543667" text:continue-numbering="true" text:style-name="RTF_5f_Num_20_6">
        <text:list-item>
          <text:list>
            <text:list-item>
              <text:p text:style-name="P91">likwidacja placu budowy i zaplecza własnego bezzwłocznie po zakończeniu prac;</text:p>
            </text:list-item>
          </text:list>
        </text:list-item>
      </text:list>
      <text:p text:style-name="P10"/>
      <text:list xml:id="list36536283" text:continue-numbering="true" text:style-name="RTF_5f_Num_20_6">
        <text:list-item>
          <text:list>
            <text:list-item>
              <text:p text:style-name="P91">natychmiastowe przystąpienie do usuwania wszelkich wad, usterek, niedoróbek oraz szkód w terminie do 3 dni roboczych od dnia powiadomienia Wykonawcy przez Zamawiającego lub Inspektora nadzoru. W przypadkach technicznie uzasadnionych istnieje możliwość dłuższych terminów usunięcia wad, usterek, niedoróbek lub szkód po wcześniejszym pisemnym uzgodnieniu tej kwestii, przez Strony niniejszej umowy;</text:p>
            </text:list-item>
          </text:list>
        </text:list-item>
      </text:list>
      <text:p text:style-name="P10"/>
      <text:list xml:id="list36532563" text:continue-numbering="true" text:style-name="RTF_5f_Num_20_6">
        <text:list-item>
          <text:list>
            <text:list-item>
              <text:p text:style-name="P91">dokonanie na swój koszt ubezpieczeń:</text:p>
            </text:list-item>
          </text:list>
        </text:list-item>
      </text:list>
      <text:p text:style-name="P40">- robót budowlano-montażowych od wszelkich ryzyk (all risiks).</text:p>
      <text:p text:style-name="P41">- ubezpieczenia odpowiedzialności cywilnej z tytułu posiadanego mienia, prowadzonej działalności gospodarczej – o zakresie ubezpieczenia pokrywającym ryzyka występujące przy realizacji niniejszej umowy w wysokości 1.000.000 zł (słownie: jeden milion złotych).</text:p>
      <text:p text:style-name="P8"/>
      <text:p text:style-name="P41">Postanowienia umów ubezpieczenia, nie mogą być mniej korzystne niż postanowienia wynikające z Kodeksu cywilnego, ustawy o działalności ubezpieczeniowej oraz powszechnie obowiązujących przepisów prawa.</text:p>
      <text:p text:style-name="P8"/>
      <text:p text:style-name="P42">Kserokopie ww. umów ubezpieczenia zostaną dostarczone najpóźniej w dniu podpisania umowy, stanowiąc jej załączniki nr …….. i ………..</text:p>
      <text:p text:style-name="P8"/>
      <text:p text:style-name="P42">W przypadku upływu ważności umowy ubezpieczenia przed terminem wykonania umowy Wykonawca zobowiązany jest do dostarczenia oryginału nowej umowy ubezpieczenia, spełniającego powyższe wymagania bez konieczności wezwania ze strony Zamawiającego. Jeżeli Wykonawca nie przedstawi polisy w powyższym terminie, Zamawiający może we własnym zakresie zawrzeć umowę ubezpieczeniową, w związku z którą polisę powinien był przedstawić Wykonawca i potrącić koszty jakie poniósł opłacając składki ubezpieczeniowe z jakichkolwiek płatności należnych Wykonawcy lub z jego zabezpieczenia należytego wykonania umowy.</text:p>
      <text:p text:style-name="P8"><text:soft-page-break/></text:p>
      <text:list xml:id="list36540750" text:continue-numbering="true" text:style-name="RTF_5f_Num_20_6">
        <text:list-item>
          <text:list>
            <text:list-item>
              <text:p text:style-name="P91">ścisła współpraca z Zamawiającym w zakresie przedmiotu umowy;</text:p>
            </text:list-item>
          </text:list>
        </text:list-item>
      </text:list>
      <text:p text:style-name="P39"/>
      <text:list xml:id="list36553898" text:continue-numbering="true" text:style-name="RTF_5f_Num_20_6">
        <text:list-item>
          <text:list>
            <text:list-item>
              <text:p text:style-name="P91">uzgadnianie z Zamawiającym materiałów wykończeniowych takich jak: ……………………</text:p>
            </text:list-item>
          </text:list>
        </text:list-item>
      </text:list>
      <text:p text:style-name="P10"/>
      <text:list xml:id="list36527970" text:continue-numbering="true" text:style-name="RTF_5f_Num_20_6">
        <text:list-item>
          <text:list>
            <text:list-item>
              <text:p text:style-name="P91">zapewnienie organom nadzoru budowlanego, Inspektorowi nadzoru i wszystkim osobom przez niego upoważnionym, dostępu do terenu budowy oraz wszystkich miejsc, gdzie są wykonywane lub gdzie przewiduje się wykonywanie robót związanych <text:s text:c="16"/>z realizacją zadania;</text:p>
            </text:list-item>
          </text:list>
        </text:list-item>
      </text:list>
      <text:p text:style-name="P10"/>
      <text:list xml:id="list36529348" text:continue-numbering="true" text:style-name="RTF_5f_Num_20_6">
        <text:list-item>
          <text:list>
            <text:list-item>
              <text:p text:style-name="P91">stosowanie się do wszystkich poleceń Inspektora nadzoru, które są zgodne z prawem obowiązującym w Polsce;</text:p>
            </text:list-item>
          </text:list>
        </text:list-item>
      </text:list>
      <text:p text:style-name="P10"/>
      <text:list xml:id="list36550700" text:continue-numbering="true" text:style-name="RTF_5f_Num_20_6">
        <text:list-item>
          <text:list>
            <text:list-item>
              <text:p text:style-name="P91">koordynacja prac wszystkich ewentualnych Podwykonawców znajdujących się na placu budowy;</text:p>
            </text:list-item>
          </text:list>
        </text:list-item>
      </text:list>
      <text:p text:style-name="P10"/>
      <text:list xml:id="list36546233" text:continue-numbering="true" text:style-name="RTF_5f_Num_20_6">
        <text:list-item>
          <text:list>
            <text:list-item>
              <text:p text:style-name="P91">informowania Zamawiającego i Inspektora nadzoru o problemach lub okolicznościach, które mogą wpłynąć na jakość robót lub opóźnienie terminu zakończenia zadania;</text:p>
            </text:list-item>
          </text:list>
        </text:list-item>
      </text:list>
      <text:p text:style-name="P8"/>
      <text:list xml:id="list6448701406779374166" text:style-name="RTF_5f_Num_20_25">
        <text:list-item text:start-value="3">
          <text:p text:style-name="P92">Do zadań Kierownika Budowy należą obowiązki określone w ustawie Prawo Budowlane.</text:p>
        </text:list-item>
      </text:list>
      <text:p text:style-name="P44"/>
      <text:list xml:id="list6787573742794380246" text:style-name="RTF_5f_Num_20_27">
        <text:list-item text:start-value="4">
          <text:p text:style-name="P97">W imieniu Zamawiającego obowiązki Inspektora nadzoru pełnić będą jak w zgłoszeniu do Powiatowego Nadzoru Budowlanego………………..</text:p>
        </text:list-item>
      </text:list>
      <text:p text:style-name="P8"/>
      <text:p text:style-name="P23">§7</text:p>
      <text:p text:style-name="P16"/>
      <text:list xml:id="list725325378321609672" text:style-name="RTF_5f_Num_20_29">
        <text:list-item text:start-value="1">
          <text:p text:style-name="P98">Rozliczenie Wykonawcy za roboty będzie się odbywało na podstawie faktur przejściowych wystawianych po zakończeniu i odebraniu robót objętych etapem 1: „Wykonanie części konstrukcyjno – budowlanej”, <text:s/>etapem 2: „Wykonanie instalacji sanitarnej”, <text:s/>etapem 3: „Wykonanie instalacji elektrycznej”.</text:p>
        </text:list-item>
      </text:list>
      <text:p text:style-name="P8"/>
      <text:list xml:id="list36546162" text:continue-numbering="true" text:style-name="RTF_5f_Num_20_29">
        <text:list-item>
          <text:p text:style-name="P98">Faktury przejściowe wystawiane będą w oparciu o protokoły odbioru robót objętych etapem 1: „Wykonanie części konstrukcyjno – budowlanej”, <text:s/>etapem 2: „Wykonanie instalacji sanitarnej”, <text:s/>etapem 3: „Wykonanie instalacji elektrycznej”.</text:p>
        </text:list-item>
      </text:list>
      <text:p text:style-name="P13"/>
      <text:list xml:id="list36533277" text:continue-numbering="true" text:style-name="RTF_5f_Num_20_29">
        <text:list-item>
          <text:p text:style-name="P98"><text:soft-page-break/>Inspektor Nadzoru zobowiązany jest do sprawdzenia dostarczonych protokołów odbioru w ciągu 7 dni. W przypadku upływu tego terminu i braku reakcji Inspektora Nadzoru, protokół uważa się za zaakceptowany.</text:p>
        </text:list-item>
      </text:list>
      <text:p text:style-name="P8"/>
      <text:list xml:id="list36526036" text:continue-numbering="true" text:style-name="RTF_5f_Num_20_29">
        <text:list-item>
          <text:p text:style-name="P100">Termin płatności faktur przejściowych wynosi 21 dni licząc od daty otrzymania przez Inwestora faktury wraz z dokumentem uzasadniającym prawidłowość jej wystawienia (protokół odbioru robót). Faktury będą płatne przelewem na konto Wykonawcy, podane na fakturze bezpośrednio z konta Inwestora.</text:p>
        </text:list-item>
      </text:list>
      <text:p text:style-name="P33"/>
      <text:list xml:id="list36531451" text:continue-numbering="true" text:style-name="RTF_5f_Num_20_29">
        <text:list-item>
          <text:p text:style-name="P100">Wierzytelności z tytułu wynagrodzenia należnego Wykonawcy za wykonane w ramach umowy roboty nie mogą być przeniesione przez Wykonawcę na osoby trzecie wyłącznie za uprzednią pisemną zgodą Inwestora.</text:p>
        </text:list-item>
      </text:list>
      <text:p text:style-name="P12"><text:s/></text:p>
      <text:p text:style-name="P45"><text:span text:style-name="Domyślna_20_czcionka_20_akapitu"><text:span text:style-name="T7">§8</text:span></text:span></text:p>
      <text:p text:style-name="P8">1. Wykonawca zapłaci Zamawiającemu kary umowne w przypadku:</text:p>
      <text:p text:style-name="P8"/>
      <text:list xml:id="list1925886558605841452" text:style-name="RTF_5f_Num_20_9">
        <text:list-item text:start-value="1">
          <text:p text:style-name="P103">zwłoki w wykonaniu robót objętych etapem 1: „Wykonanie części konstrukcyjno – budowlanej” w terminie, o którym mowa w § 4 ust. 2 umowy, w wysokości 0,3 % wartości umowy netto za wykonanie przedmiotu umowy, określonej w § 2 ust. 1 - <text:s/>za każdy dzień zwłoki;</text:p>
        </text:list-item>
      </text:list>
      <text:p text:style-name="P9"/>
      <text:list xml:id="list36550996" text:continue-numbering="true" text:style-name="RTF_5f_Num_20_9">
        <text:list-item>
          <text:p text:style-name="P103">zwłoki w wykonaniu robót objętych etapem 2: „Wykonanie instalacji sanitarnej” w terminie, o którym mowa w § 4 ust. 3 umowy, w wysokości 0,1 % wartości umowy netto za wykonanie przedmiotu umowy, określonej w § 2 ust. 1 - za każdy dzień zwłoki;</text:p>
        </text:list-item>
      </text:list>
      <text:p text:style-name="P46"/>
      <text:list xml:id="list36539086" text:continue-numbering="true" text:style-name="RTF_5f_Num_20_9">
        <text:list-item>
          <text:p text:style-name="P103">zwłoki w wykonaniu robót objętych 3: „Wykonanie instalacji elektrycznej” w terminie, o którym mowa w § 4 ust. 4 umowy, w wysokości 0,1 % wartości umowy netto za wykonanie przedmiotu umowy, określonej w § 2 ust. 1 - <text:s/>za każdy dzień zwłoki;</text:p>
        </text:list-item>
      </text:list>
      <text:p text:style-name="P46"/>
      <text:list xml:id="list4501856508635541620" text:style-name="RTF_5f_Num_20_4">
        <text:list-item>
          <text:list>
            <text:list-item>
              <text:p text:style-name="P104">zwłoki w usunięciu wad stwierdzonych przy odbiorze lub ujawnionych w okresie rękojmi - w wysokości ….% wartości umowy netto za wykonanie przedmiotu umowy, określonej w § 2 ust. 1 <text:s/>- za każdy dzień zwłoki liczony od upływu uzgodnionego terminu usunięcia wad, nie dłuższego niż 14 dni;</text:p>
            </text:list-item>
          </text:list>
        </text:list-item>
      </text:list>
      <text:p text:style-name="P8"/>
      <text:list xml:id="list36545787" text:continue-numbering="true" text:style-name="RTF_5f_Num_20_4">
        <text:list-item>
          <text:list>
            <text:list-item>
              <text:p text:style-name="P105">odstąpienia przez Wykonawcę od wykonania umowy, w całości lub części, z przyczyn, za które Zamawiający nie odpowiada w wysokości 20 % wartości umowy netto za wykonanie przedmiotu umowy, określonej w § 2 ust. 1;</text:p>
            </text:list-item>
          </text:list>
        </text:list-item>
      </text:list>
      <text:p text:style-name="P8"><text:soft-page-break/></text:p>
      <text:list xml:id="list36525075" text:continue-numbering="true" text:style-name="RTF_5f_Num_20_4">
        <text:list-item>
          <text:list>
            <text:list-item>
              <text:list>
                <text:list-item>
                  <text:p text:style-name="P106">odstąpienia od umowy przez Zamawiającego, w całości lub w części, z przyczyn, za które Wykonawca odpowiada, w szczególności w związku z nienależytym wykonywaniem przez Wykonawcę robót objętych niniejszą umową w wysokości 20 % wartości umowy netto za wykonanie przedmiotu umowy, określonej w § 2 ust. 1.</text:p>
                </text:list-item>
              </text:list>
            </text:list-item>
          </text:list>
        </text:list-item>
      </text:list>
      <text:p text:style-name="P8"/>
      <text:list xml:id="list7855801381393564553" text:style-name="RTF_5f_Num_20_3">
        <text:list-item text:start-value="2">
          <text:p text:style-name="P101">Kary, o których mowa w ust. 1, Wykonawca zapłaci na wskazany przez Zamawiającego rachunek bankowy przelewem, w terminie 14 dni kalendarzowych od dnia doręczenia mu żądania Zamawiającego zapłaty takiej kary umownej.</text:p>
        </text:list-item>
      </text:list>
      <text:p text:style-name="P8"/>
      <text:list xml:id="list36540836" text:continue-numbering="true" text:style-name="RTF_5f_Num_20_3">
        <text:list-item>
          <text:p text:style-name="P101">Strony mają prawo dochodzenia odszkodowań uzupełniających, jeżeli kary umowne nie pokrywają w całości poniesionej szkody.</text:p>
        </text:list-item>
      </text:list>
      <text:p text:style-name="P3"/>
      <text:list xml:id="list36531541" text:continue-numbering="true" text:style-name="RTF_5f_Num_20_3">
        <text:list-item>
          <text:p text:style-name="P99">Wykonawca nie ponosi odpowiedzialności za uchybienia uzgodnionym terminom realizacji robót, powstałe z winy Zamawiającego. W przypadku wystąpienia przestojów w pracy Wykonawcy z winy Zamawiającego, uzgodniony <text:s/>termin wykonania robót przedłużony zostanie o czas trwania przestojów, o ile Wykonawca wykaże winę Zamawiającego, która uzasadniała długość okresu przestoju.</text:p>
        </text:list-item>
      </text:list>
      <text:p text:style-name="P3"/>
      <text:list xml:id="list36535871" text:continue-numbering="true" text:style-name="RTF_5f_Num_20_3">
        <text:list-item>
          <text:p text:style-name="P93">Wykonawca przyjmuje do wiadomości, że :</text:p>
        </text:list-item>
      </text:list>
      <text:p text:style-name="P47"/>
      <text:p text:style-name="P48">a) roboty objęte niniejszą umową będą objęte dofinansowaniem z Europejskiego Funduszu Rozwoju Regionalnego w ramach Regionalnego Programu Operacyjnego Województwa Podkarpackiego 2014-2020.</text:p>
      <text:p text:style-name="P3"/>
      <text:p text:style-name="P48">b) nieterminowe lub nienależyte wykonanie umowy, bądź też jej niewykonanie może narazić Zamawiającego na utratę powyższego dofinansowania.</text:p>
      <text:p text:style-name="P3"/>
      <text:list xml:id="list36535292" text:continue-numbering="true" text:style-name="RTF_5f_Num_20_3">
        <text:list-item>
          <text:p text:style-name="P76">Jeżeli na skutek działań lub zaniechań Wykonawcy, a w szczególności opóźnień w realizacji umowy, zaniechania realizacji umowy lub nienależytego wykonywania umowy, dofinansowanie o którym mowa w ust. 5 nie zostanie przyznane lub zostanie cofnięte, Wykonawca niezależnie od kar umownych wymienionych w § 8 ust. 1 zapłaci Zamawiającemu odszkodowanie w wysokości równej wartości dofinansowania.</text:p>
        </text:list-item>
      </text:list>
      <text:p text:style-name="P34"/>
      <text:p text:style-name="P49"><text:span text:style-name="Domyślna_20_czcionka_20_akapitu"><text:span text:style-name="T2">§9</text:span></text:span></text:p>
      <text:list xml:id="list6043068599703879948" text:style-name="RTF_5f_Num_20_19">
        <text:list-item>
          <text:p text:style-name="P102">Strony niniejszej umowy będą zwolnione z odpowiedzialności za niewypełnienie swoich <text:soft-page-break/>zobowiązań zawartych w umowie, jeżeli okoliczności siły wyższej będą stanowiły przeszkodę w ich wypełnieniu.</text:p>
        </text:list-item>
      </text:list>
      <text:p text:style-name="P52"/>
      <text:list xml:id="list3616664524817943723" text:style-name="RTF_5f_Num_20_16">
        <text:list-item>
          <text:p text:style-name="P80">Strona może powołać się na okoliczności siły wyższej tylko wtedy, gdy poinformuje ona o tym pisemnie drugą stronę w ciągu 3 dni od powstania tych okoliczności. Okoliczności zaistnienia siły wyższej muszą zostać udowodnione przez stronę, która się na nie powołuje.</text:p>
        </text:list-item>
      </text:list>
      <text:p text:style-name="P3"/>
      <text:list xml:id="list36527111" text:continue-numbering="true" text:style-name="RTF_5f_Num_20_16">
        <text:list-item>
          <text:p text:style-name="P96">Jeżeli rozpoczęcie, realizacja lub wykończenie całości przedmiotu umowy opóźnia się z przyczyn zależnych od Wykonawcy o więcej niż 7 dni albo jeżeli przedmiot umowy jest wykonywany w sposób wadliwy lub sprzeczny z umową, Zamawiający może rozwiązać umowę ze skutkiem natychmiastowym, powierzając poprawienie lub dalsze wykonanie przedmiotu umowy innemu podmiotowi na koszt i ryzyko Wykonawcy. Rozwiązanie umowy ze skutkiem natychmiastowym następuje po bezskutecznym upływie terminu wyznaczonego Wykonawcy dla skorygowania zaniedbań i naruszeń.</text:p>
        </text:list-item>
      </text:list>
      <text:p text:style-name="P3"/>
      <text:list xml:id="list36548635" text:continue-numbering="true" text:style-name="RTF_5f_Num_20_16">
        <text:list-item>
          <text:p text:style-name="P80">Zamawiający może rozwiązać umowę ze skutkiem natychmiastowym w przypadku upadłości Wykonawcy lub zgłoszenia wniosku o ogłoszenie jego upadłości albo złożenia oświadczenia Wykonawcy o wszczęciu postępowania naprawczego; wydania nakazu zajęcia majątku Wykonawcy lub zrzeczenia się przez Wykonawcę majątku na rzecz wierzycieli, wszczęcia egzekucji wobec Wykonawcy; przystąpienia przez Wykonawcę do likwidacji swej firmy; zagrożenia niewypłacalnością lub niewypłacalności Wykonawcy; zaniechania realizacji umowy przez Wykonawcę, a w szczególności w razie przerwania wykonywania robót, nie rozpoczęcia przez Wykonawcę realizacji robót objętych niniejszą umową.</text:p>
        </text:list-item>
      </text:list>
      <text:p text:style-name="P3"/>
      <text:list xml:id="list36542327" text:continue-numbering="true" text:style-name="RTF_5f_Num_20_16">
        <text:list-item>
          <text:p text:style-name="P80">Uprawnienia, o których mowa w ust.1 i 2 przysługują Zamawiającemu niezależnie od uprawnień do odstąpienia od umowy przewidzianych przepisami Kodeksu Cywilnego, w szczególności na zasadach określonych w art.635 i 636 k.c. pod warunkiem wcześniejszego pisemnego wezwania z informacją o konsekwencjach w postaci odstąpienia.</text:p>
        </text:list-item>
      </text:list>
      <text:p text:style-name="P34"/>
      <text:list xml:id="list36550153" text:continue-numbering="true" text:style-name="RTF_5f_Num_20_16">
        <text:list-item>
          <text:p text:style-name="P80">W razie zaistnienia istotnej zmiany okoliczności powodującej, że wykonanie umowy nie leży w interesie Zamawiającego, czego nie można było przewidzieć w chwili zawarcia umowy, Zamawiający może odstąpić od umowy w terminie 30 dni od powzięcia wiadomości o tych okolicznościach. Rozwiązanie umowy następuje poprzez pisemne oświadczenie Zamawiającego. Wykonawca, po doręczeniu mu oświadczenia Zamawiającego o rozwiązaniu umowy, powstrzyma się od dalszego wykonywania przedmiotu umowy, zabezpieczy plac budowy a następnie opuści rejony prac i dokona przy udziale Zamawiającego protokolarnej inwentaryzacji wykonanych robót według stanu na dzień wypowiedzenia lub odstąpienia od <text:soft-page-break/>umowy.</text:p>
        </text:list-item>
      </text:list>
      <text:p text:style-name="P3"/>
      <text:list xml:id="list36544022" text:continue-numbering="true" text:style-name="RTF_5f_Num_20_16">
        <text:list-item>
          <text:p text:style-name="P80">W przypadku rozwiązania umowy, Wykonawca może żądać jedynie wynagrodzenia należnego mu z tytułu wykonania części umowy, według stanu zaawansowania robót na dzień doręczenia oświadczenia Zamawiającego o rozwiązaniu umowy</text:p>
        </text:list-item>
      </text:list>
      <text:p text:style-name="P43"/>
      <text:p text:style-name="P53"><text:span text:style-name="Domyślna_20_czcionka_20_akapitu"><text:span text:style-name="T7">§10</text:span></text:span></text:p>
      <text:list xml:id="list4572230522647466258" text:style-name="RTF_5f_Num_20_15">
        <text:list-item>
          <text:p text:style-name="P107"><text:span text:style-name="Domyślna_20_czcionka_20_akapitu"><text:span text:style-name="T5">Wykonawca <text:s/>udziela <text:s/>gwarancji na roboty objęte etapem 1: „Wykonanie części konstrukcyjno – budowlanej”, etapem 2: „Wykonanie instalacji sanitarnej” i etapem 3: „Wykonanie instalacji elektrycznej” na <text:s/>okres </text:span></text:span><text:span text:style-name="Domyślna_20_czcionka_20_akapitu"><text:span text:style-name="T7">.................... </text:span></text:span><text:span text:style-name="Domyślna_20_czcionka_20_akapitu"><text:span text:style-name="T5">miesięcy dla każdego z et</text:span></text:span><text:span text:style-name="Domyślna_20_czcionka_20_akapitu"><text:span text:style-name="T5">apów liczony osobno. Bieg okresu gwarancji, dotyczącej robót objętych etapem 1: „Wykonanie części konstrukcyjno – budowlanej”, etapem 2: „Wykonanie instalacji sanitarnej” i etapem 3: „Wykonanie instalacji elektrycznej” rozpoczyna się po dokonaniu odbioru o</text:span></text:span><text:span text:style-name="Domyślna_20_czcionka_20_akapitu"><text:span text:style-name="T5">dpowiednio etapu 1, etapu 2 i etapu 3 robót. <text:s/>Wykonawca udziela okresu rękojmi równemu okresowi gwarancji.</text:span></text:span></text:p>
        </text:list-item>
      </text:list>
      <text:p text:style-name="P6"/>
      <text:list xml:id="list36541849" text:continue-numbering="true" text:style-name="RTF_5f_Num_20_15">
        <text:list-item>
          <text:p text:style-name="P111">Usterki lub wady ujawnione w okresie rękojmi lub gwarancji zostaną usunięte przez Wykonawcę w terminie dwóch tygodni od daty powiadomienia Wykonawcy przez Zamawiającego o zaistnieniu usterek lub wad.</text:p>
        </text:list-item>
      </text:list>
      <text:p text:style-name="P35"/>
      <text:list xml:id="list36532033" text:continue-numbering="true" text:style-name="RTF_5f_Num_20_15">
        <text:list-item>
          <text:p text:style-name="P109">Usterki lub wady zgłoszone przez Zamawiającego jako pilne (zagrażające życiu lub zdrowiu, jak również uniemożliwiające prawidłową eksploatację budynków) będą usunięte niezwłocznie, nie później jednak niż w terminie 48 godzin od daty powiadomienia.</text:p>
        </text:list-item>
      </text:list>
      <text:p text:style-name="P6"/>
      <text:list xml:id="list36533283" text:continue-numbering="true" text:style-name="RTF_5f_Num_20_15">
        <text:list-item>
          <text:p text:style-name="P111">W przypadku nieusunięcia usterek lub wad w terminie Zamawiający naprawi je na koszt Wykonawcy bez konieczności uprzedniego występowania na drogę postępowania sądowego z żądaniem upoważnienia Zamawiającego przez sąd do wykonania naprawy na koszt Wykonawcy.</text:p>
        </text:list-item>
      </text:list>
      <text:p text:style-name="P3"/>
      <text:p text:style-name="P54"><text:span text:style-name="Domyślna_20_czcionka_20_akapitu"><text:span text:style-name="T2">§11</text:span></text:span></text:p>
      <text:p text:style-name="P34">Jeżeli w toku czynności odbioru zostaną stwierdzone wady to Zamawiającemu przysługują następujące uprawnienia:</text:p>
      <text:p text:style-name="P3"/>
      <text:list xml:id="list1243557101026695828" text:style-name="RTF_5f_Num_20_23">
        <text:list-item>
          <text:p text:style-name="P110">Jeżeli wady nadają się do usunięcia, może odmówić odbioru do czasu usunięcia wad.</text:p>
        </text:list-item>
      </text:list>
      <text:p text:style-name="P3"/>
      <text:list xml:id="list36534429" text:continue-numbering="true" text:style-name="RTF_5f_Num_20_23">
        <text:list-item>
          <text:p text:style-name="P110">Jeżeli wady nie nadają się do usunięcia, to:</text:p>
        </text:list-item>
      </text:list>
      <text:p text:style-name="P3"><text:soft-page-break/></text:p>
      <text:list xml:id="list36542398" text:continue-numbering="true" text:style-name="RTF_5f_Num_20_23">
        <text:list-item>
          <text:list>
            <text:list-item>
              <text:p text:style-name="P114">jeżeli umożliwiają one użytkowanie przedmiotu odbioru zgodnie z przeznaczeniem, Zamawiający może obniżyć wynagrodzenie, do odpowiednio utraconej wartości użytkowej, estetycznej i technicznej.</text:p>
            </text:list-item>
          </text:list>
        </text:list-item>
      </text:list>
      <text:p text:style-name="P6"/>
      <text:list xml:id="list36553439" text:continue-numbering="true" text:style-name="RTF_5f_Num_20_23">
        <text:list-item>
          <text:list>
            <text:list-item>
              <text:p text:style-name="P114">jeżeli uniemożliwiają one użytkowanie przedmiotu odbioru zgodnie z przeznaczeniem Zamawiający może odstąpić od umowy .</text:p>
            </text:list-item>
          </text:list>
        </text:list-item>
      </text:list>
      <text:p text:style-name="P6"/>
      <text:p text:style-name="P54"><text:span text:style-name="Domyślna_20_czcionka_20_akapitu"><text:span text:style-name="T2">§12</text:span></text:span></text:p>
      <text:list xml:id="list7041017485526733063" text:style-name="RTF_5f_Num_20_22">
        <text:list-item>
          <text:p text:style-name="P112"><text:span text:style-name="Domyślna_20_czcionka_20_akapitu"><text:span text:style-name="T3">Gotowość do odbioru robót zanikających i ulegających zakryciu Wykonawca będzie zgłaszał Zamawiającemu (Inspektorowi Nadzoru) wpisem do dziennika bu</text:span></text:span><text:span text:style-name="Domyślna_20_czcionka_20_akapitu"><text:span text:style-name="T3">dowy. Inspektor </text:span></text:span><text:span text:style-name="Domyślna_20_czcionka_20_akapitu"><text:span text:style-name="T5">Nadzoru ma obowiązek przystąpić do odbioru tychże robót.</text:span></text:span></text:p>
        </text:list-item>
      </text:list>
      <text:p text:style-name="P8"/>
      <text:list xml:id="list36552024" text:continue-numbering="true" text:style-name="RTF_5f_Num_20_22">
        <text:list-item>
          <text:p text:style-name="P113">Wykonawca zgłosi Inwestorowi gotowość do odbioru etapu 1: „Wykonanie części konstrukcyjno – budowlanej”, etapu 2: „Wykonanie instalacji sanitarnej” i etapu 3: „Wykonanie instalacji elektrycznej” robót oraz odbioru końcowego robót w formie pisemnej.</text:p>
        </text:list-item>
      </text:list>
      <text:p text:style-name="P8"/>
      <text:list xml:id="list36526601" text:continue-numbering="true" text:style-name="RTF_5f_Num_20_22">
        <text:list-item>
          <text:p text:style-name="P108"><text:span text:style-name="Domyślna_20_czcionka_20_akapitu"><text:span text:style-name="T5">Warunkiem <text:s/>odbioru <text:s/>końcowego <text:s/>robót <text:s/>będzie: <text:s/>przekazanie <text:s/>przez Wykonawcę oświadczenia kierownika budowy o zakończeniu robót, dokumentacji </text:span></text:span><text:span text:style-name="Domyślna_20_czcionka_20_akapitu"><text:span text:style-name="T3">powykonawczej <text:s text:c="11"/>z naniesionymi zmian</text:span></text:span><text:span text:style-name="Domyślna_20_czcionka_20_akapitu"><text:span text:style-name="T3">ami, pisemnego oświadczenia Inspektora Nadzoru o zakończeniu robót i gotowości obiektu do odbioru.</text:span></text:span></text:p>
        </text:list-item>
      </text:list>
      <text:p text:style-name="P3"/>
      <text:list xml:id="list6784097210751361957" text:style-name="RTF_5f_Num_20_11">
        <text:list-item>
          <text:p text:style-name="P77">Razem z oświadczeniem o zakończeniu robót i zgłoszeniem gotowości odbioru końcowego Wykonawca przekaże Zamawiającemu:</text:p>
        </text:list-item>
      </text:list>
      <text:p text:style-name="P3"/>
      <text:list xml:id="list36544661" text:continue-numbering="true" text:style-name="RTF_5f_Num_20_11">
        <text:list-item>
          <text:list>
            <text:list-item>
              <text:p text:style-name="P115">dokumentację projektową podstawową z naniesionymi zmianami oraz dodatkową, jeżeli została sporządzona w trakcie realizacji umowy,</text:p>
            </text:list-item>
          </text:list>
        </text:list-item>
      </text:list>
      <text:p text:style-name="P3"/>
      <text:list xml:id="list36533321" text:continue-numbering="true" text:style-name="RTF_5f_Num_20_11">
        <text:list-item>
          <text:list>
            <text:list-item>
              <text:p text:style-name="P117">Dziennik Budowy i książki obmiarów (oryginały),</text:p>
            </text:list-item>
          </text:list>
        </text:list-item>
      </text:list>
      <text:p text:style-name="P3"/>
      <text:list xml:id="list36555671" text:continue-numbering="true" text:style-name="RTF_5f_Num_20_11">
        <text:list-item>
          <text:list>
            <text:list-item>
              <text:p text:style-name="P117">deklaracje zgodności lub certyfikaty wbudowanych materiałów,</text:p>
            </text:list-item>
          </text:list>
        </text:list-item>
      </text:list>
      <text:p text:style-name="P3"/>
      <text:list xml:id="list36549918" text:continue-numbering="true" text:style-name="RTF_5f_Num_20_11">
        <text:list-item>
          <text:list>
            <text:list-item>
              <text:p text:style-name="P117">gwarancje na wbudowane urządzenia,</text:p>
            </text:list-item>
          </text:list>
        </text:list-item>
      </text:list>
      <text:p text:style-name="P3"/>
      <text:list xml:id="list36550178" text:continue-numbering="true" text:style-name="RTF_5f_Num_20_11">
        <text:list-item>
          <text:list>
            <text:list-item>
              <text:p text:style-name="P116"><text:span text:style-name="Domyślna_20_czcionka_20_akapitu"><text:span text:style-name="T3">rysunki </text:span></text:span><text:span text:style-name="Domyślna_20_czcionka_20_akapitu"><text:span text:style-name="T3">(dokumentację) na wykonanie robót towarzyszących oraz wymagane protokoły odbioru i przekazania tych robót właścicielom </text:span></text:span><text:soft-page-break/><text:span text:style-name="Domyślna_20_czcionka_20_akapitu"><text:span text:style-name="T3">urządzeń </text:span></text:span><text:span text:style-name="Domyślna_20_czcionka_20_akapitu"><text:span text:style-name="T4">(o ile dotyczy)</text:span></text:span><text:span text:style-name="Domyślna_20_czcionka_20_akapitu"><text:span text:style-name="T3">,</text:span></text:span></text:p>
            </text:list-item>
          </text:list>
        </text:list-item>
      </text:list>
      <text:p text:style-name="P21"/>
      <text:list xml:id="list36542075" text:continue-numbering="true" text:style-name="RTF_5f_Num_20_11">
        <text:list-item>
          <text:list>
            <text:list-item>
              <text:p text:style-name="P117">geodezyjną inwentaryzację powykonawczą wykonanych robót ,</text:p>
            </text:list-item>
          </text:list>
        </text:list-item>
      </text:list>
      <text:p text:style-name="P3"/>
      <text:list xml:id="list36550326" text:continue-numbering="true" text:style-name="RTF_5f_Num_20_11">
        <text:list-item>
          <text:list>
            <text:list-item>
              <text:p text:style-name="P118">inne dokumenty wymagane przez Zamawiającego, przedłożone na piśmie przed odbiorem końcowym, w szczególności dokumenty wymienione w Załączniku do umowy.</text:p>
            </text:list-item>
          </text:list>
        </text:list-item>
      </text:list>
      <text:p text:style-name="P3"/>
      <text:list xml:id="list36540395" text:continue-numbering="true" text:style-name="RTF_5f_Num_20_11">
        <text:list-item>
          <text:p text:style-name="P94">Jeżeli Zamawiający uzna, że roboty zostały zakończone i nie będzie wnosił zastrzeżeń, co do kompletności oraz prawidłowości przekazanych przez Wykonawcę dokumentów wyznaczy w porozumieniu z Wykonawcą datę odbioru końcowego, z tym że odbiór końcowy robót powinien nastąpić w terminie 5 dni od dnia przekazania Inwestorowi oświadczeń i do-kumentów, o których mowa w ust. 5 i ust. 6, z zastrzeżeniem że odbiór końcowy nie zostanie dokonany jeżeli okaże się, że roboty nie zostały zakończone lub przekazane przez Wykonawcę dokumenty będą niekompletne lub nieprawidłowe.</text:p>
        </text:list-item>
      </text:list>
      <text:p text:style-name="P3"/>
      <text:list xml:id="list36543887" text:continue-numbering="true" text:style-name="RTF_5f_Num_20_11">
        <text:list-item>
          <text:p text:style-name="P77">Protokół odbioru końcowego nie zostanie podpisany przez Inwestora do czasu usunięcia wad i usterek stwierdzonych w czasie dokonywania czynności odbioru, zgodnie z postanowieniami § 12 umowy.</text:p>
        </text:list-item>
      </text:list>
      <text:p text:style-name="P3"/>
      <text:p text:style-name="P55"/>
      <text:p text:style-name="P50">§13</text:p>
      <text:list xml:id="list4962670360393942827" text:style-name="RTF_5f_Num_20_35">
        <text:list-item>
          <text:p text:style-name="P95">Dopuszczalne będą zmiany postanowień umowy, wynikające w szczególności z:</text:p>
        </text:list-item>
      </text:list>
      <text:list xml:id="list6523885370123412856" text:style-name="RTF_5f_Num_20_33">
        <text:list-item>
          <text:p text:style-name="P120"><text:span text:style-name="Domyślna_20_czcionka_20_akapitu"><text:span text:style-name="T4">zmiany jakichkolwiek rozporządzeń i przepisów i innych dokumentów, w </text:span></text:span><text:span text:style-name="Domyślna_20_czcionka_20_akapitu"><text:span text:style-name="T4">tym dokumentów programowych Regionalnego Programu Operacyjnego Województwa Podkarpackiego na lata 2014-2020</text:span></text:span><text:span text:style-name="Domyślna_20_czcionka_20_akapitu"><text:span text:style-name="T3">, mających wpływ na realizację umowy;</text:span></text:span></text:p>
        </text:list-item>
        <text:list-item>
          <text:p text:style-name="P120"><text:span text:style-name="Domyślna_20_czcionka_20_akapitu"><text:span text:style-name="T4">zmiany terminu</text:span></text:span><text:span text:style-name="Domyślna_20_czcionka_20_akapitu"><text:span text:style-name="T3"> realizacji robót budowlanych z przyczyn niezależnych od Wykonawcy;</text:span></text:span></text:p>
        </text:list-item>
        <text:list-item>
          <text:p text:style-name="P120"><text:span text:style-name="Domyślna_20_czcionka_20_akapitu"><text:span text:style-name="T4">zmiany terminu płatności</text:span></text:span><text:span text:style-name="Domyślna_20_czcionka_20_akapitu"><text:span text:style-name="T3">;</text:span></text:span></text:p>
        </text:list-item>
        <text:list-item>
          <text:p text:style-name="P120"><text:span text:style-name="Domyślna_20_czcionka_20_akapitu"><text:span text:style-name="T4">zmiany organizacyjnej</text:span></text:span><text:span text:style-name="Domyślna_20_czcionka_20_akapitu"><text:span text:style-name="T3"> polegającej na zmianie osób, podwykonawców, grup wykonawców i innych podmiotów współpracujących przy realizacji zamówienia pod warunkiem, że ich uprawnienia, potencjał ekonomiczny, wykonawczy i doświadczenie nie są gorsze od tych, jak</text:span></text:span><text:span text:style-name="Domyślna_20_czcionka_20_akapitu"><text:span text:style-name="T3">ie posiadają podmioty zamieniane. Zmiany te mogą nastąpić z przyczyn organizacyjnych pod warunkiem, że osoby podwykonawcy, grupy wykonawców i innych podmiotów spełniają wszystkie wymogi wynikające z zapytania ofertowego i złożonej oferty;</text:span></text:span></text:p>
        </text:list-item>
        <text:list-item>
          <text:p text:style-name="P120"><text:span text:style-name="Domyślna_20_czcionka_20_akapitu"><text:span text:style-name="T4">zmiany wynagrodz</text:span></text:span><text:span text:style-name="Domyślna_20_czcionka_20_akapitu"><text:span text:style-name="T4">enia (</text:span></text:span><text:span text:style-name="Domyślna_20_czcionka_20_akapitu"><text:span text:style-name="T3">zmiany urzędowej stawki podatku VAT, uzasadnienia </text:span></text:span><text:soft-page-break/><text:span text:style-name="Domyślna_20_czcionka_20_akapitu"><text:span text:style-name="T3">ekonomicznego i/lub technicznego, ograniczenia zakresu robót, zmiany umówionego zakresu robót);</text:span></text:span></text:p>
        </text:list-item>
        <text:list-item>
          <text:p text:style-name="P120"><text:span text:style-name="Domyślna_20_czcionka_20_akapitu"><text:span text:style-name="T4">zmiany umówionego zakresu robót</text:span></text:span><text:span text:style-name="Domyślna_20_czcionka_20_akapitu"><text:span text:style-name="T3"> – w przypadku (koniecznych lub uzasadnionych zmian w dokumentacji proje</text:span></text:span><text:span text:style-name="Domyślna_20_czcionka_20_akapitu"><text:span text:style-name="T3">ktowej powstałych z przyczyn niemożliwych do przewidzenia, konieczności lub techniczno - ekonomicznej zasadności zastosowania materiałów i urządzeń równoważnych, konieczności wykonania rozwiązań równoważnych wynikających z uwarunkowań technologicznych lub </text:span></text:span><text:span text:style-name="Domyślna_20_czcionka_20_akapitu"><text:span text:style-name="T3">użytkowych, ograniczenia finansowego po stronie Zamawiającego z przyczyn od niego niezależnych).</text:span></text:span></text:p>
        </text:list-item>
      </text:list>
      <text:p text:style-name="P4"/>
      <text:p text:style-name="P4">2. Dokonywanie wszelkich zmian i uzupełnień dotyczących niniejszej umowy wymaga formy pisemnej pod rygorem nieważności.</text:p>
      <text:p text:style-name="P6"/>
      <text:p text:style-name="P49"><text:span text:style-name="Domyślna_20_czcionka_20_akapitu"><text:span text:style-name="T2">§14</text:span></text:span></text:p>
      <text:p text:style-name="P51"/>
      <text:p text:style-name="P56">Integralną częścią umowy jest:</text:p>
      <text:p text:style-name="P57">1. Kserokopie umów ubezpieczenia;</text:p>
      <text:p text:style-name="P4">2. Dokumentacja projektowa (projekt budowlany, specyfikacja techniczna wykonania i odbioru robót budowlanych, przedmiar robót) wraz z uzgodnieniami;</text:p>
      <text:p text:style-name="P4">3. Decyzja pozwoleniu na budowę nr .……………………….. z dnia ……………… r.;</text:p>
      <text:p text:style-name="P4">4. Zapytanie ofertowe nr ……………….. z dnia …………………….. wraz z załącznikami;</text:p>
      <text:p text:style-name="P4">5. Oferta Wykonawcy wraz z załącznikami;</text:p>
      <text:p text:style-name="P4">6. Kosztorys ofertowy sporządzony metodą szczegółową;</text:p>
      <text:p text:style-name="P4">7. Zawiadomienie o wyborze Wykonawcy.</text:p>
      <text:p text:style-name="P3"/>
      <text:list xml:id="list9119296564897233970" text:style-name="RTF_5f_Num_20_20">
        <text:list-item>
          <text:list>
            <text:list-item>
              <text:list>
                <text:list-item>
                  <text:p text:style-name="P119">15</text:p>
                </text:list-item>
              </text:list>
            </text:list-item>
          </text:list>
        </text:list-item>
      </text:list>
      <text:list xml:id="list9096973795742521602" text:style-name="RTF_5f_Num_20_28">
        <text:list-item>
          <text:p text:style-name="P78">W sprawach nieunormowanych niniejszą umową mają zastosowanie przepisy Kodeksu Cywilnego oraz ustawy z dn. 07 lipca 1994 r. Prawo budowlane (tekst jedn. Dz. U. 2006 r. Nr 156, poz. 1118 z późn. zm.)</text:p>
        </text:list-item>
      </text:list>
      <text:p text:style-name="P3"/>
      <text:list xml:id="list36541456" text:continue-numbering="true" text:style-name="RTF_5f_Num_20_28">
        <text:list-item>
          <text:p text:style-name="P78">Wykonawca bez zgody Zamawiającego nie może dokonywać przeniesienia praw i obowiązków wynikających z niniejszej umowy na osoby trzecie. Zgoda, o której mowa w zd. 1 wymaga formy pisemnej pod rygorem nieważności.</text:p>
        </text:list-item>
      </text:list>
      <text:p text:style-name="P3"/>
      <text:list xml:id="list5682718790902001335" text:style-name="RTF_5f_Num_20_30">
        <text:list-item>
          <text:p text:style-name="P79">W razie zaistnienia sporu powstałego na tle realizacji umowy strony poddadzą go pod rozstrzygnięcie Sądowi właściwemu rzeczowo i miejscowo dla Zamawiającego.</text:p>
        </text:list-item>
      </text:list>
      <text:p text:style-name="P34"><text:soft-page-break/></text:p>
      <text:p text:style-name="P58"/>
      <text:p text:style-name="P59"><text:span text:style-name="Domyślna_20_czcionka_20_akapitu"><text:span text:style-name="T2">§ 16</text:span></text:span></text:p>
      <text:p text:style-name="P56">Umowę sporządzono w czterech jednobrzmiących egzemplarzach, po dwa dla każdej ze Stron.</text:p>
      <text:p text:style-name="P3"/>
      <text:p text:style-name="P3"/>
      <text:p text:style-name="P3"/>
      <text:p text:style-name="P3"/>
      <text:p text:style-name="P60">Zamawiający<text:tab/>Wykonawca</text:p>
      <text:p text:style-name="P3"/>
      <text:p text:style-name="P61"/>
      <text:p text:style-name="P62"/>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pl" style:country-asian="PL" style:font-style-asian="normal" style:font-weight-asian="normal" style:font-size-complex="12pt" style:language-complex="pl" style:country-complex="P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2pt" fo:letter-spacing="normal" fo:language="pl" fo:country="PL" fo:font-style="normal" style:text-underline-style="none" fo:font-weight="normal" style:letter-kerning="true" fo:background-color="transparent" style:font-name-asian="Calibri" style:font-size-asian="12pt" style:language-asian="pl" style:country-asian="PL" style:font-style-asian="normal" style:font-weight-asian="normal" style:font-name-complex="Calibri" style:font-size-complex="12pt" style:language-complex="pl" style:country-complex="PL"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6%" fo:hyphenation-ladder-count="no-limit" style:text-autospace="ideograph-alpha" style:vertical-align="auto"/>
      <style:text-properties fo:font-size="11pt" style:font-size-asian="11pt" style:font-size-complex="11pt"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style:font-name-complex="Mangal"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Akapit_20_z_20_listą" style:display-name="Akapit z listą" style:family="paragraph" style:parent-style-name="Standard">
      <style:paragraph-properties fo:margin-left="1.249cm" fo:margin-right="0cm" fo:hyphenation-ladder-count="no-limit" fo:text-indent="0cm" style:auto-text-indent="false">
        <style:tab-stops/>
      </style:paragraph-properties>
      <style:text-properties fo:hyphenate="false" fo:hyphenation-remain-char-count="0" fo:hyphenation-push-char-count="0"/>
    </style:style>
    <style:style style:name="Mapa_20_dokumentu" style:display-name="Mapa dokumentu" style:family="paragraph" style:parent-style-name="Standard">
      <style:paragraph-properties fo:hyphenation-ladder-count="no-limit"/>
      <style:text-properties style:font-name="Tahoma" fo:font-size="10pt" style:font-name-asian="Tahoma" style:font-size-asian="10pt" style:font-name-complex="Tahoma" style:font-size-complex="10pt" fo:hyphenate="false" fo:hyphenation-remain-char-count="0" fo:hyphenation-push-char-count="0"/>
    </style:style>
    <style:style style:name="Tekst_20_komentarza" style:display-name="Tekst komentarza"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false" fo:hyphenation-remain-char-count="0" fo:hyphenation-push-char-count="0"/>
    </style:style>
    <style:style style:name="Tekst_20_dymka" style:display-name="Tekst dymka" style:family="paragraph" style:parent-style-name="Standard">
      <style:paragraph-properties fo:hyphenation-ladder-count="no-limit"/>
      <style:text-properties style:font-name="Tahoma" fo:font-size="8pt" style:font-name-asian="Tahoma" style:font-size-asian="8pt" style:font-name-complex="Tahoma" style:font-size-complex="8pt" fo:hyphenate="false" fo:hyphenation-remain-char-count="0" fo:hyphenation-push-char-count="0"/>
    </style:style>
    <style:style style:name="Bez_20_odstępów" style:display-name="Bez odstępów" style:family="paragraph">
      <style:paragraph-properties fo:hyphenation-ladder-count="no-limit" style:text-autospace="ideograph-alpha" style:vertical-align="auto"/>
      <style:text-properties fo:font-size="11pt" style:font-size-asian="11pt" style:language-asian="en" style:country-asian="US" style:font-size-complex="11pt" fo:hyphenate="false" fo:hyphenation-remain-char-count="0" fo:hyphenation-push-char-count="0"/>
    </style:style>
    <style:style style:name="Nagłówek" style:family="paragraph" style:parent-style-name="Normalny">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opka" style:family="paragraph" style:parent-style-name="Normalny">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Domyślna_20_czcionka_20_akapitu" style:display-name="Domyślna czcionka akapitu"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5_20_1" style:display-name="RTF_Num 5 1"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7_20_1" style:display-name="RTF_Num 7 1" style:family="text"/>
    <style:style style:name="RTF_5f_Num_20_7_20_2" style:display-name="RTF_Num 7 2"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2_20_1" style:display-name="RTF_Num 12 1" style:family="text"/>
    <style:style style:name="RTF_5f_Num_20_13_20_1" style:display-name="RTF_Num 13 1" style:family="text"/>
    <style:style style:name="RTF_5f_Num_20_13_20_2" style:display-name="RTF_Num 13 2" style:family="text"/>
    <style:style style:name="RTF_5f_Num_20_14_20_1" style:display-name="RTF_Num 14 1" style:family="text"/>
    <style:style style:name="RTF_5f_Num_20_15_20_1" style:display-name="RTF_Num 15 1" style:family="text">
      <style:text-properties fo:font-weight="normal" style:font-weight-asian="normal" style:font-weight-complex="normal"/>
    </style:style>
    <style:style style:name="RTF_5f_Num_20_16_20_1" style:display-name="RTF_Num 16 1" style:family="text"/>
    <style:style style:name="RTF_5f_Num_20_17_20_1" style:display-name="RTF_Num 17 1" style:family="text"/>
    <style:style style:name="RTF_5f_Num_20_17_20_2" style:display-name="RTF_Num 17 2" style:family="text"/>
    <style:style style:name="RTF_5f_Num_20_18_20_1" style:display-name="RTF_Num 18 1" style:family="text"/>
    <style:style style:name="RTF_5f_Num_20_18_20_2" style:display-name="RTF_Num 18 2" style:family="text"/>
    <style:style style:name="RTF_5f_Num_20_19_20_1" style:display-name="RTF_Num 19 1" style:family="text"/>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1_20_1" style:display-name="RTF_Num 21 1" style:family="text"/>
    <style:style style:name="RTF_5f_Num_20_21_20_2" style:display-name="RTF_Num 21 2" style:family="text"/>
    <style:style style:name="RTF_5f_Num_20_22_20_1" style:display-name="RTF_Num 22 1" style:family="text"/>
    <style:style style:name="RTF_5f_Num_20_23_20_1" style:display-name="RTF_Num 23 1" style:family="text"/>
    <style:style style:name="RTF_5f_Num_20_23_20_2" style:display-name="RTF_Num 23 2" style:family="text">
      <style:text-properties fo:font-weight="normal" style:font-weight-asian="normal" style:font-weight-complex="normal"/>
    </style:style>
    <style:style style:name="RTF_5f_Num_20_24_20_1" style:display-name="RTF_Num 24 1" style:family="text"/>
    <style:style style:name="RTF_5f_Num_20_25_20_1" style:display-name="RTF_Num 25 1" style:family="text"/>
    <style:style style:name="RTF_5f_Num_20_25_20_2" style:display-name="RTF_Num 25 2"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style style:name="RTF_5f_Num_20_28_20_2" style:display-name="RTF_Num 28 2" style:family="text"/>
    <style:style style:name="RTF_5f_Num_20_28_20_3" style:display-name="RTF_Num 28 3" style:family="text"/>
    <style:style style:name="RTF_5f_Num_20_29_20_1" style:display-name="RTF_Num 29 1" style:family="text"/>
    <style:style style:name="RTF_5f_Num_20_30_20_1" style:display-name="RTF_Num 30 1" style:family="text"/>
    <style:style style:name="RTF_5f_Num_20_31_20_1" style:display-name="RTF_Num 31 1" style:family="text"/>
    <style:style style:name="RTF_5f_Num_20_31_20_2" style:display-name="RTF_Num 31 2" style:family="text"/>
    <style:style style:name="RTF_5f_Num_20_32_20_1" style:display-name="RTF_Num 32 1" style:family="text"/>
    <style:style style:name="RTF_5f_Num_20_33_20_1" style:display-name="RTF_Num 33 1" style:family="text">
      <style:text-properties style:font-name="Times New Roman" style:font-name-asian="Times New Roman" style:font-name-complex="Times New Roman"/>
    </style:style>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text-properties fo:font-weight="normal" style:font-weight-asian="normal" style:font-weight-complex="normal"/>
    </style:style>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Mapa_20_dokumentu_20_Znak" style:display-name="Mapa dokumentu Znak" style:family="text" style:parent-style-name="Domyślna_20_czcionka_20_akapitu">
      <style:text-properties style:font-name="Segoe UI" fo:font-size="8pt" style:font-name-asian="Segoe UI" style:font-size-asian="8pt" style:font-name-complex="Segoe UI" style:font-size-complex="8pt"/>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size-complex="10pt"/>
    </style:style>
    <style:style style:name="Temat_20_komentarza_20_Znak" style:display-name="Temat komentarza Znak" style:family="text" style:parent-style-name="Tekst_20_komentarza_20_Znak">
      <style:text-properties fo:font-size="10pt" fo:font-weight="bold" style:font-size-asian="10pt" style:font-weight-asian="bold" style:font-size-complex="10pt" style:font-weight-complex="bold"/>
    </style:style>
    <style:style style:name="Tekst_20_dymka_20_Znak" style:display-name="Tekst dymka Znak" style:family="text" style:parent-style-name="Domyślna_20_czcionka_20_akapitu">
      <style:text-properties style:font-name="Segoe UI" fo:font-size="9pt" style:font-name-asian="Segoe UI" style:font-size-asian="9pt" style:font-name-complex="Segoe UI" style:font-size-complex="9pt"/>
    </style:style>
    <style:style style:name="WW_5f_CharLFO10LVL3" style:display-name="WW_CharLFO10LVL3" style:family="text">
      <style:text-properties style:font-name="Calibri"/>
    </style:style>
    <style:style style:name="WW_5f_CharLFO14LVL1" style:display-name="WW_CharLFO14LVL1" style:family="text">
      <style:text-properties fo:font-weight="normal" style:font-weight-asian="normal" style:font-weight-complex="normal"/>
    </style:style>
    <style:style style:name="WW_5f_CharLFO17LVL2" style:display-name="WW_CharLFO17LVL2" style:family="text">
      <style:text-properties style:font-name="Calibri"/>
    </style:style>
    <style:style style:name="WW_5f_CharLFO19LVL3" style:display-name="WW_CharLFO19LVL3" style:family="text">
      <style:text-properties style:font-name="Calibri"/>
    </style:style>
    <style:style style:name="WW_5f_CharLFO22LVL2" style:display-name="WW_CharLFO22LVL2" style:family="text">
      <style:text-properties fo:font-weight="normal" style:font-weight-asian="normal" style:font-weight-complex="normal"/>
    </style:style>
    <style:style style:name="WW_5f_CharLFO27LVL3" style:display-name="WW_CharLFO27LVL3" style:family="text">
      <style:text-properties style:font-name="Calibri"/>
    </style:style>
    <style:style style:name="WW_5f_CharLFO32LVL1" style:display-name="WW_CharLFO32LVL1" style:family="text">
      <style:text-properties style:font-name="Times New Roman" style:font-name-asian="Times New Roman" style:font-name-complex="Times New Roman"/>
    </style:style>
    <style:style style:name="WW_5f_CharLFO34LVL1" style:display-name="WW_CharLFO34LVL1" style:family="text">
      <style:text-properties fo:font-weight="normal" style:font-weight-asian="normal" style:font-weight-complex="normal"/>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1" text:start-value="2">
        <style:list-level-properties text:space-before="0.635cm" text:min-label-width="0.635cm"/>
      </text:list-level-style-number>
      <text:list-level-style-number text:level="2" style:num-format="a" style:num-letter-sync="true">
        <style:list-level-properties text:space-before="1.905cm" text:min-label-width="0.635cm"/>
      </text:list-level-style-number>
      <text:list-level-style-number text:level="3" style:num-format="a" style:num-letter-sync="true">
        <style:list-level-properties text:space-before="3.175cm" text:min-label-width="0.635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1">
        <style:list-level-properties text:space-before="0.635cm" text:min-label-width="0.635cm"/>
      </text:list-level-style-number>
      <text:list-level-style-number text:level="2" style:num-suffix=")" style:num-format="a" style:num-letter-sync="true" text:start-value="2">
        <style:list-level-properties text:space-before="1.905cm" text:min-label-width="0.635cm"/>
      </text:list-level-style-number>
      <text:list-level-style-number text:level="3" style:num-suffix=")" style:num-format="a" style:num-letter-sync="true" text:start-value="4">
        <style:list-level-properties text:space-before="3.175cm" text:min-label-width="0.635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text:start-value="3">
        <style:list-level-properties text:space-before="3.175cm" text:min-label-width="0.635cm"/>
      </text:list-level-style-number>
      <text:list-level-style-number text:level="4" style:num-suffix=")" style:num-format="a" style:num-letter-sync="true">
        <style:list-level-properties text:space-before="4.445cm" text:min-label-width="0.635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style:num-suffix="." style:num-format="1" text:start-value="3">
        <style:list-level-properties text:space-before="0.635cm" text:min-label-width="0.635cm"/>
      </text:list-level-style-number>
      <text:list-level-style-number text:level="2" style:num-format="1">
        <style:list-level-properties text:space-before="1.905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style:num-suffix="." style:num-format="1">
        <style:list-level-properties text:space-before="10.253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style:num-suffix=")" style:num-format="a" style:num-letter-sync="true">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style:num-suffix="." style:num-format="1" text:start-value="6">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_5f_CharLFO10LVL3" text:bullet-char="">
        <style:list-level-properties text:space-before="3.175cm" text:min-label-width="0.635cm"/>
        <style:text-properties style:font-name="Calibri"/>
      </text:list-level-style-bullet>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style:num-suffix=")" style:num-format="a" style:num-letter-sync="true" text:start-value="5">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style:num-format="1">
        <style:list-level-properties text:space-before="0.635cm" text:min-label-width="0.635cm"/>
      </text:list-level-style-number>
      <text:list-level-style-number text:level="2" style:num-suffix=")" style:num-format="a" style:num-letter-sync="true" text:start-value="18">
        <style:list-level-properties text:space-before="1.905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style:num-suffix="." style:num-format="1" text:start-value="8">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WW_5f_CharLFO14LV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style:num-suffix="." style:num-format="1" text:start-value="2">
        <style:list-level-properties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style:num-format="1">
        <style:list-level-properties text:space-before="0.635cm" text:min-label-width="0.635cm"/>
      </text:list-level-style-number>
      <text:list-level-style-number text:level="2" style:num-suffix="." style:num-format="1" text:start-value="2">
        <style:list-level-properties text:space-before="1.905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style:num-suffix=")" style:num-format="a" style:num-letter-sync="true" text:start-value="9">
        <style:list-level-properties text:space-before="10.003cm" text:min-label-width="0.635cm"/>
      </text:list-level-style-number>
      <text:list-level-style-bullet text:level="2" text:style-name="WW_5f_CharLFO17LVL2" text:bullet-char="">
        <style:list-level-properties text:space-before="1.905cm" text:min-label-width="0.635cm"/>
        <style:text-properties style:font-name="Calibri"/>
      </text:list-level-style-bullet>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bullet text:level="3" text:style-name="WW_5f_CharLFO19LVL3" text:bullet-char="§">
        <style:list-level-properties text:space-before="7.502cm" text:min-label-width="0.635cm"/>
        <style:text-properties style:font-name="Calibri"/>
      </text:list-level-style-bullet>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style:num-suffix="." style:num-format="1">
        <style:list-level-properties text:space-before="11.75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style:num-suffix="." style:num-format="1">
        <style:list-level-properties text:space-before="0.635cm" text:min-label-width="0.635cm"/>
      </text:list-level-style-number>
      <text:list-level-style-number text:level="2" text:style-name="WW_5f_CharLFO22LVL2" style:num-suffix=")" style:num-format="a" style:num-letter-sync="true">
        <style:list-level-properties text:space-before="1.905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style:num-suffix="." style:num-format="1" text:start-value="6">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style:num-suffix="." style:num-format="1" text:start-value="3">
        <style:list-level-properties text:space-before="0.635cm" text:min-label-width="0.635cm"/>
      </text:list-level-style-number>
      <text:list-level-style-number text:level="2" style:num-format="a" style:num-letter-sync="true">
        <style:list-level-properties text:space-before="1.905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style:num-suffix="." style:num-format="1" text:start-value="4">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style:num-suffix="." style:num-format="1">
        <style:list-level-properties text:space-before="0.635cm" text:min-label-width="0.635cm"/>
      </text:list-level-style-number>
      <text:list-level-style-number text:level="2" style:num-format="1">
        <style:list-level-properties text:space-before="1.905cm" text:min-label-width="0.635cm"/>
      </text:list-level-style-number>
      <text:list-level-style-bullet text:level="3" text:style-name="WW_5f_CharLFO27LVL3" text:bullet-char="§">
        <style:list-level-properties text:space-before="3.175cm" text:min-label-width="0.635cm"/>
        <style:text-properties style:font-name="Calibri"/>
      </text:list-level-style-bullet>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style:num-suffix="." style:num-format="1">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style:num-suffix="." style:num-format="1" text:start-value="3">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style:num-suffix="." style:num-format="1" text:start-value="6">
        <style:list-level-properties text:space-before="0.63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WW_5f_CharLFO32LVL1" style:num-suffix=")" style:num-format="a" style:num-letter-sync="true">
        <style:list-level-properties text:space-before="1.482cm" text:min-label-width="0.635cm"/>
      </text:list-level-style-number>
      <text:list-level-style-number text:level="2" style:num-suffix="." style:num-format="a" style:num-letter-sync="true">
        <style:list-level-properties text:space-before="2.752cm" text:min-label-width="0.635cm"/>
      </text:list-level-style-number>
      <text:list-level-style-number text:level="3" style:num-suffix="." style:num-format="i">
        <style:list-level-properties text:space-before="4.339cm" text:min-label-width="0.318cm" fo:text-align="end"/>
      </text:list-level-style-number>
      <text:list-level-style-number text:level="4" style:num-suffix="." style:num-format="1">
        <style:list-level-properties text:space-before="5.292cm" text:min-label-width="0.635cm"/>
      </text:list-level-style-number>
      <text:list-level-style-number text:level="5" style:num-suffix="." style:num-format="a" style:num-letter-sync="true">
        <style:list-level-properties text:space-before="6.562cm" text:min-label-width="0.635cm"/>
      </text:list-level-style-number>
      <text:list-level-style-number text:level="6" style:num-suffix="." style:num-format="i">
        <style:list-level-properties text:space-before="8.149cm" text:min-label-width="0.318cm" fo:text-align="end"/>
      </text:list-level-style-number>
      <text:list-level-style-number text:level="7" style:num-suffix="." style:num-format="1">
        <style:list-level-properties text:space-before="9.102cm" text:min-label-width="0.635cm"/>
      </text:list-level-style-number>
      <text:list-level-style-number text:level="8" style:num-suffix="." style:num-format="a" style:num-letter-sync="true">
        <style:list-level-properties text:space-before="10.372cm" text:min-label-width="0.635cm"/>
      </text:list-level-style-number>
      <text:list-level-style-number text:level="9" style:num-suffix="." style:num-format="i">
        <style:list-level-properties text:space-before="11.95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style:num-suffix="." style:num-format="1">
        <style:list-level-properties text:space-before="0.566cm" text:min-label-width="0.635cm"/>
      </text:list-level-style-number>
      <text:list-level-style-number text:level="2" style:num-suffix="." style:num-format="a" style:num-letter-sync="true">
        <style:list-level-properties text:space-before="1.836cm" text:min-label-width="0.635cm"/>
      </text:list-level-style-number>
      <text:list-level-style-number text:level="3" style:num-suffix="." style:num-format="i">
        <style:list-level-properties text:space-before="3.423cm" text:min-label-width="0.318cm" fo:text-align="end"/>
      </text:list-level-style-number>
      <text:list-level-style-number text:level="4" style:num-suffix="." style:num-format="1">
        <style:list-level-properties text:space-before="4.376cm" text:min-label-width="0.635cm"/>
      </text:list-level-style-number>
      <text:list-level-style-number text:level="5" style:num-suffix="." style:num-format="a" style:num-letter-sync="true">
        <style:list-level-properties text:space-before="5.646cm" text:min-label-width="0.635cm"/>
      </text:list-level-style-number>
      <text:list-level-style-number text:level="6" style:num-suffix="." style:num-format="i">
        <style:list-level-properties text:space-before="7.233cm" text:min-label-width="0.318cm" fo:text-align="end"/>
      </text:list-level-style-number>
      <text:list-level-style-number text:level="7" style:num-suffix="." style:num-format="1">
        <style:list-level-properties text:space-before="8.186cm" text:min-label-width="0.635cm"/>
      </text:list-level-style-number>
      <text:list-level-style-number text:level="8" style:num-suffix="." style:num-format="a" style:num-letter-sync="true">
        <style:list-level-properties text:space-before="9.456cm" text:min-label-width="0.635cm"/>
      </text:list-level-style-number>
      <text:list-level-style-number text:level="9" style:num-suffix="." style:num-format="i">
        <style:list-level-properties text:space-before="11.04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WW_5f_CharLFO34LVL1" style:num-suffix="." style:num-format="1">
        <style:list-level-properties text:space-before="0.847cm" text:min-label-width="0.635cm"/>
      </text:list-level-style-number>
      <text:list-level-style-number text:level="2" style:num-suffix="." style:num-format="1" text:display-levels="2">
        <style:list-level-properties text:space-before="0.847cm" text:min-label-width="0.82cm"/>
      </text:list-level-style-number>
      <text:list-level-style-number text:level="3" style:num-suffix="." style:num-format="1" text:display-levels="3">
        <style:list-level-properties text:space-before="0.847cm" text:min-label-width="1.27cm"/>
      </text:list-level-style-number>
      <text:list-level-style-number text:level="4" style:num-suffix="." style:num-format="1" text:display-levels="4">
        <style:list-level-properties text:space-before="0.847cm" text:min-label-width="1.27cm"/>
      </text:list-level-style-number>
      <text:list-level-style-number text:level="5" style:num-suffix="." style:num-format="1" text:display-levels="5">
        <style:list-level-properties text:space-before="0.847cm" text:min-label-width="1.905cm"/>
      </text:list-level-style-number>
      <text:list-level-style-number text:level="6" style:num-suffix="." style:num-format="1" text:display-levels="6">
        <style:list-level-properties text:space-before="0.847cm" text:min-label-width="1.905cm"/>
      </text:list-level-style-number>
      <text:list-level-style-number text:level="7" style:num-suffix="." style:num-format="1" text:display-levels="7">
        <style:list-level-properties text:space-before="0.847cm" text:min-label-width="2.54cm"/>
      </text:list-level-style-number>
      <text:list-level-style-number text:level="8" style:num-suffix="." style:num-format="1" text:display-levels="8">
        <style:list-level-properties text:space-before="0.847cm" text:min-label-width="2.54cm"/>
      </text:list-level-style-number>
      <text:list-level-style-number text:level="9" style:num-suffix="." style:num-format="1" text:display-levels="9">
        <style:list-level-properties text:space-before="0.847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cm" style:num-format="1" style:print-orientation="portrait" fo:margin-top="2.499cm" fo:margin-bottom="1.692cm" fo:margin-left="2.503cm" fo:margin-right="2.46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Paulina</meta:initial-creator>
    <dc:creator>Wojtek</dc:creator>
    <meta:creation-date>2016-07-26T13:03:00Z</meta:creation-date>
    <dc:date>2016-08-31T09:22:00Z</dc:date>
    <meta:editing-cycles>1</meta:editing-cycles>
    <meta:editing-duration>PT420S</meta:editing-duration>
    <meta:document-statistic meta:table-count="0" meta:image-count="1" meta:object-count="0" meta:page-count="16" meta:paragraph-count="163" meta:word-count="3693" meta:character-count="27812"/>
    <meta:template xlink:type="simple" xlink:actuate="onRequest" xlink:title="" xlink:href="../../../AppData/Local/Temp/UMOWA%20o%20roboty%20budowalne%20-%20etapy%20wzór-1.odt/Normal"/>
  </office:meta>
</office:document-meta>
</file>